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ourier" svg:font-family="Courier"/>
    <style:font-face style:name="Times" svg:font-family="Times"/>
  </office:font-face-decls>
  <office:automatic-styles>
    <style:style style:name="P1" style:family="paragraph" style:parent-style-name="Standard">
      <style:paragraph-properties fo:margin-bottom="0.1390in" fo:line-height="115%"/>
      <style:text-properties style:font-name="Times" fo:font-size="12.0pt"/>
    </style:style>
    <style:style style:name="P2" style:family="paragraph" style:parent-style-name="Standard">
      <style:paragraph-properties fo:margin-bottom="0.1390in" fo:line-height="115%"/>
      <style:text-properties style:font-name="Arial" fo:font-size="12.8pt" fo:color="#000000"/>
    </style:style>
    <style:style style:name="P3" style:family="paragraph" style:parent-style-name="Standard">
      <style:paragraph-properties fo:margin-bottom="0.0972in" fo:line-height="120%"/>
      <style:text-properties style:font-name="Courier" fo:font-size="12.0pt" fo:color="#000000"/>
    </style:style>
    <style:style style:name="P4" style:family="paragraph" style:parent-style-name="Standard">
      <style:paragraph-properties fo:margin-left="0.0520in"/>
      <style:text-properties style:font-name="Courier" fo:font-size="12.0pt" fo:color="#000000"/>
    </style:style>
    <style:style style:name="P5" style:family="paragraph" style:parent-style-name="Standard">
      <style:paragraph-properties fo:margin-left="0.0520in"/>
      <style:text-properties style:font-name="Times" fo:font-size="12.0pt" fo:color="#000000"/>
    </style:style>
    <style:style style:name="P6" style:family="paragraph" style:parent-style-name="Standard">
      <style:paragraph-properties fo:margin-bottom="0.1965in" fo:margin-left="0.0520in"/>
      <style:text-properties style:font-name="Courier" fo:font-size="12.0pt" fo:color="#000000"/>
    </style:style>
    <style:style style:name="P7" style:family="paragraph" style:parent-style-name="Standard">
      <style:paragraph-properties fo:margin-bottom="0.0972in" fo:line-height="120%"/>
      <style:text-properties style:font-name="Times" fo:font-size="12.0pt"/>
    </style:style>
    <style:style style:name="P8" style:family="paragraph" style:parent-style-name="Standard">
      <style:text-properties style:font-name="Times" fo:font-size="12.0pt"/>
    </style:style>
    <style:style style:name="P9" style:family="paragraph" style:parent-style-name="Standard">
      <style:paragraph-properties fo:margin-bottom="0.1390in" fo:line-height="115%"/>
      <style:text-properties style:font-name="Courier" fo:font-size="12.8pt" fo:color="#000000"/>
    </style:style>
    <style:style style:name="P10" style:family="paragraph" style:parent-style-name="Standard">
      <style:paragraph-properties fo:margin-bottom="0.1390in" fo:line-height="115%"/>
      <style:text-properties style:font-name="Times" fo:font-size="18.0pt"/>
    </style:style>
    <style:style style:name="P11" style:family="paragraph" style:parent-style-name="Standard">
      <style:text-properties style:font-name="Times" fo:font-size="18.0pt"/>
    </style:style>
    <style:style style:name="P12" style:family="paragraph" style:parent-style-name="Standard">
      <style:paragraph-properties fo:line-height="120%"/>
      <style:text-properties style:font-name="Times" fo:font-size="18.0pt"/>
    </style:style>
    <style:style style:name="P13" style:family="paragraph" style:parent-style-name="Standard">
      <style:paragraph-properties fo:margin-bottom="0.1390in" fo:line-height="115%"/>
      <style:text-properties style:font-name="Courier" fo:font-size="12.0pt" fo:color="#000000"/>
    </style:style>
    <style:style style:name="P14" style:family="paragraph" style:parent-style-name="Standard">
      <style:paragraph-properties fo:margin-bottom="0.0972in" fo:margin-left="0.0520in" fo:line-height="120%"/>
      <style:text-properties style:font-name="Times" fo:font-size="12.0pt"/>
    </style:style>
    <style:style style:name="P15" style:family="paragraph" style:parent-style-name="Standard">
      <style:text-properties style:font-name="Times" fo:font-size="12.8pt" fo:color="#000000"/>
    </style:style>
    <style:style style:name="P16" style:family="paragraph" style:parent-style-name="Standard">
      <style:paragraph-properties fo:margin-bottom="0.1965in"/>
      <style:text-properties style:font-name="Times" fo:font-size="12.8pt" fo:color="#000000"/>
    </style:style>
    <style:style style:name="P17" style:family="paragraph" style:parent-style-name="Standard">
      <style:paragraph-properties fo:margin-bottom="0.0972in" fo:line-height="120%"/>
      <style:text-properties style:font-name="Arial" fo:font-size="12.8pt" fo:color="#000000"/>
    </style:style>
    <style:style style:name="P18" style:family="paragraph" style:parent-style-name="Standard">
      <style:paragraph-properties fo:margin-left="0.0520in"/>
      <style:text-properties style:font-name="Times" fo:font-size="12.0pt"/>
    </style:style>
    <style:style style:name="P19" style:family="paragraph" style:parent-style-name="Standard">
      <style:paragraph-properties fo:margin-bottom="0.1390in" fo:line-height="115%"/>
      <style:text-properties style:font-name="Times" fo:font-size="12.0pt" fo:color="#000000"/>
    </style:style>
    <style:style style:name="T1" style:family="text">
      <style:text-properties fo:font-weight="bold" fo:font-weight-asian="bold" fo:font-weight-complex="bold"/>
    </style:style>
    <style:style style:name="T2" style:family="text">
      <style:text-properties style:font-name="Times" fo:font-size="12.0pt" fo:font-size-asian="12.0pt" fo:font-size-complex="12.0pt" fo:font-weight="bold" fo:font-weight-asian="bold" fo:font-weight-complex="bold" fo:letter-spacing="0.0000in"/>
    </style:style>
    <style:style style:name="T3" style:family="text">
      <style:text-properties fo:letter-spacing="0.0000in"/>
    </style:style>
    <style:style style:name="T4" style:family="text">
      <style:text-properties style:font-name="Times" fo:color="#000000"/>
    </style:style>
    <style:style style:name="T5" style:family="text">
      <style:text-properties style:font-name="Times" fo:letter-spacing="0.0000in"/>
    </style:style>
    <style:style style:name="T6" style:family="text">
      <style:text-properties style:font-name="Courier" fo:letter-spacing="0.0000in"/>
    </style:style>
    <style:style style:name="T7" style:family="text">
      <style:text-properties fo:font-weight="bold" fo:font-weight-asian="bold" fo:font-weight-complex="bold" fo:letter-spacing="0.0000in"/>
    </style:style>
    <style:style style:name="TableColumn1" style:family="table-column">
      <style:table-column-properties style:column-width="3.4625in" style:rel-column-width="32767*"/>
    </style:style>
  </office:automatic-styles>
  <office:body>
    <office:text>
      <text:p text:style-name="P1"/>
      <text:p text:style-name="P1"><text:span text:style-name="T1">.- Estructuras switch. <text:s/>(seccion 2 linea11)</text:span></text:p>
      <text:p text:style-name="P2"><text:span text:style-name="T2"> </text:span><text:span text:style-name="T3">Confeccionar un programa que solicite que ingrese un valor entre 1 y 5. Luego mostrar en castellano el valor ingresado. Mostrar un mensaje de error en caso de haber ingresado un valor que no se encuentre en dicho rango.</text:span></text:p>
      <text:p text:style-name="P3"><text:span text:style-name="T4"><text:line-break/></text:span><text:span text:style-name="T3">&lt;script&gt;</text:span></text:p>
      <text:p text:style-name="P4"><text:span text:style-name="T5"><text:s text:c="2"/></text:span><text:span text:style-name="T3">var valor;</text:span></text:p>
      <text:p text:style-name="P4"><text:span text:style-name="T5"><text:s text:c="2"/></text:span><text:span text:style-name="T3">valor=prompt('Ingrese un valor comprendido entre 1 y 5:','');</text:span></text:p>
      <text:p text:style-name="P4"><text:span text:style-name="T5"><text:s text:c="2"/></text:span><text:span text:style-name="T3">//Convertimos a entero</text:span></text:p>
      <text:p text:style-name="P4"><text:span text:style-name="T5"><text:s text:c="2"/></text:span><text:span text:style-name="T3">valor=parseInt(valor);</text:span></text:p>
      <text:p text:style-name="P4"><text:span text:style-name="T5"><text:s text:c="2"/></text:span><text:span text:style-name="T3">switch (valor) {</text:span></text:p>
      <text:p text:style-name="P4"><text:span text:style-name="T5"><text:s text:c="4"/></text:span><text:span text:style-name="T3">case 1: document.write('uno');</text:span></text:p>
      <text:p text:style-name="P5"><text:span text:style-name="T3"><text:s text:c="12"/></text:span><text:span text:style-name="T6">break;</text:span></text:p>
      <text:p text:style-name="P4"><text:span text:style-name="T5"><text:s text:c="4"/></text:span><text:span text:style-name="T3">case 2: document.write('dos');</text:span></text:p>
      <text:p text:style-name="P5"><text:span text:style-name="T3"><text:s text:c="12"/></text:span><text:span text:style-name="T6">break;</text:span></text:p>
      <text:p text:style-name="P4"><text:span text:style-name="T5"><text:s text:c="4"/></text:span><text:span text:style-name="T3">case 3: document.write('tres');</text:span></text:p>
      <text:p text:style-name="P5"><text:span text:style-name="T3"><text:s text:c="12"/></text:span><text:span text:style-name="T6">break;</text:span></text:p>
      <text:p text:style-name="P4"><text:span text:style-name="T5"><text:s text:c="4"/></text:span><text:span text:style-name="T3">case 4: document.write('cuatro');</text:span></text:p>
      <text:p text:style-name="P5"><text:span text:style-name="T3"><text:s text:c="12"/></text:span><text:span text:style-name="T6">break;</text:span></text:p>
      <text:p text:style-name="P4"><text:span text:style-name="T5"><text:s text:c="4"/></text:span><text:span text:style-name="T3">case 5: document.write('cinco');</text:span></text:p>
      <text:p text:style-name="P5"><text:span text:style-name="T3"><text:s text:c="12"/></text:span><text:span text:style-name="T6">break;</text:span></text:p>
      <text:p text:style-name="P4"><text:span text:style-name="T5"><text:s text:c="4"/></text:span><text:span text:style-name="T3">default:document.write('debe ingresar un valor comprendido entre 1 y 5.');</text:span></text:p>
      <text:p text:style-name="P5"><text:span text:style-name="T3"><text:s text:c="2"/></text:span><text:span text:style-name="T6">}</text:span></text:p>
      <text:p text:style-name="P6"><text:span text:style-name="T3">&lt;/script&gt;</text:span></text:p>
      <text:p text:style-name="P7"/>
      <text:p text:style-name="P1">Solicitar el ingreso alguna de estas palabras (casa, mesa, perro, gato) luego mostrar la palabra traducida en inglés. Es decir, si se ingresa 'casa' debemos mostrar el texto 'house' en la página. </text:p>
      <text:p text:style-name="P1">&lt;script&gt;</text:p>
      <text:p text:style-name="P8"><text:s text:c="2"/>var palabra;</text:p>
      <text:p text:style-name="P8"><text:s text:c="2"/>palabra=prompt('Ingrese alguna de estas palabras (casa, mesa, perro, gato) para traducirlas al ingles','');</text:p>
      <text:p text:style-name="P8"><text:s text:c="2"/>switch (palabra) {</text:p>
      <text:p text:style-name="P8"><text:s text:c="4"/>case 'casa':document.write('house');</text:p>
      <text:p text:style-name="P8"><text:s text:c="16"/>break;</text:p>
      <text:p text:style-name="P8"><text:s text:c="4"/>case 'mesa':document.write('table');</text:p>
      <text:p text:style-name="P8"><text:s text:c="16"/>break;</text:p>
      <text:p text:style-name="P8"><text:s text:c="4"/>case 'perro':document.write('dog');</text:p>
      <text:p text:style-name="P8"><text:s text:c="17"/>break;</text:p>
      <text:p text:style-name="P8"><text:s text:c="4"/>case 'gato':document.write('cat');</text:p>
      <text:p text:style-name="P8"><text:s text:c="16"/>break;</text:p>
      <text:p text:style-name="P8"><text:s text:c="2"/>}</text:p>
      <text:p text:style-name="P8">&lt;/script&gt;</text:p>
      <text:p text:style-name="P1"/>
      <text:p text:style-name="P1"/>
      <text:p text:style-name="P1"><text:span text:style-name="T1">.-Estructura repetitiva (while) <text:s/>(seccion 2 linea12)</text:span></text:p>
      <text:p text:style-name="P2"><text:span text:style-name="T3">Realizar un programa que imprima en pantalla los números del 1 al 100.</text:span></text:p>
      <text:p text:style-name="P9"><text:span text:style-name="T3">&lt;script&gt;</text:span></text:p>
      <text:p text:style-name="P4"><text:span text:style-name="T5"><text:s text:c="2"/></text:span><text:span text:style-name="T3">var x;</text:span></text:p>
      <text:p text:style-name="P4"><text:span text:style-name="T5"><text:s text:c="2"/></text:span><text:span text:style-name="T3">x=1;</text:span></text:p>
      <text:p text:style-name="P4"><text:span text:style-name="T5"><text:s text:c="2"/></text:span><text:span text:style-name="T3">while (x&lt;=100)</text:span></text:p>
      <text:p text:style-name="P5"><text:span text:style-name="T3"><text:s text:c="2"/></text:span><text:span text:style-name="T6">{</text:span></text:p>
      <text:p text:style-name="P4"><text:span text:style-name="T5"><text:s text:c="4"/></text:span><text:span text:style-name="T3">document.write(x);</text:span></text:p>
      <text:p text:style-name="P4"><text:span text:style-name="T5"><text:s text:c="4"/></text:span><text:span text:style-name="T3">document.write('&lt;br&gt;');</text:span></text:p>
      <text:p text:style-name="P4"><text:span text:style-name="T5"><text:s text:c="4"/></text:span><text:span text:style-name="T3">x=x+1;</text:span></text:p>
      <text:p text:style-name="P5"><text:span text:style-name="T3"><text:s text:c="2"/></text:span><text:span text:style-name="T6">}</text:span></text:p>
      <text:p text:style-name="P6"><text:span text:style-name="T3">&lt;/script&gt;</text:span></text:p>
      <text:p text:style-name="P2"><text:span text:style-name="T3"/></text:p>
      <text:p text:style-name="P1"><text:s text:c="4"/>Realizar un programa que imprima 25 términos de la serie 11 - 22 - 33 - 44, etc. (No se ingresan valores por teclado).</text:p>
      <text:p text:style-name="P1">&lt;script&gt;</text:p>
      <text:p text:style-name="P8"><text:s text:c="2"/>var serie;</text:p>
      <text:p text:style-name="P8"><text:s text:c="2"/>serie=11;</text:p>
      <text:p text:style-name="P8"><text:s text:c="2"/>var x;</text:p>
      <text:p text:style-name="P8"><text:s text:c="2"/>x=1;</text:p>
      <text:p text:style-name="P8"><text:s text:c="2"/>while (x&lt;=25)</text:p>
      <text:p text:style-name="P8"><text:s text:c="2"/>{</text:p>
      <text:p text:style-name="P8"><text:s text:c="4"/>document.write(serie);</text:p>
      <text:p text:style-name="P8"><text:s text:c="4"/>document.write('&lt;br&gt;');</text:p>
      <text:p text:style-name="P8"><text:s text:c="4"/>x=x+1;</text:p>
      <text:p text:style-name="P8"><text:s text:c="4"/>serie=serie+11;</text:p>
      <text:p text:style-name="P8"><text:s text:c="2"/>}</text:p>
      <text:p text:style-name="P8">&lt;/script&gt;</text:p>
      <text:p text:style-name="P1"/>
      <text:p text:style-name="P1"><text:s text:c="4"/>Mostrar los múltiplos de 8 hasta el valor 500. Debe aparecer en pantalla 8 -16 -24, etc.</text:p>
      <text:p text:style-name="P1">&lt;script&gt;</text:p>
      <text:p text:style-name="P8"><text:s text:c="2"/>var multiplo8;</text:p>
      <text:p text:style-name="P8"><text:s text:c="2"/>multiplo8=8;</text:p>
      <text:p text:style-name="P8"><text:s text:c="2"/>while (multiplo8&lt;=500)</text:p>
      <text:p text:style-name="P8"><text:s text:c="2"/>{</text:p>
      <text:p text:style-name="P8"><text:s text:c="4"/>document.write(multiplo8);</text:p>
      <text:p text:style-name="P8"><text:s text:c="4"/>document.write('&lt;br&gt;');</text:p>
      <text:p text:style-name="P8"><text:s text:c="4"/>multiplo8=multiplo8+8;</text:p>
      <text:p text:style-name="P8"><text:s text:c="2"/>}</text:p>
      <text:p text:style-name="P8">&lt;/script&gt;</text:p>
      <text:p text:style-name="P1"/>
      <text:p text:style-name="P1"/>
      <text:p text:style-name="P1"><text:span text:style-name="T1">.-Concepto de acumulador. <text:s/>(seccion 2 linea13)</text:span></text:p>
      <text:p text:style-name="P2"><text:span text:style-name="T3">Desarrollar un programa que permita la carga de 5 valores por teclado y nos muestre posteriormente la suma.</text:span></text:p>
      <text:p text:style-name="P9"><text:span text:style-name="T3">&lt;script&gt;</text:span></text:p>
      <text:p text:style-name="P4"><text:span text:style-name="T5"><text:s text:c="2"/></text:span><text:span text:style-name="T3">var x=1;</text:span></text:p>
      <text:p text:style-name="P4"><text:span text:style-name="T5"><text:s text:c="2"/></text:span><text:span text:style-name="T3">var suma=0;</text:span></text:p>
      <text:p text:style-name="P4"><text:span text:style-name="T5"><text:s text:c="2"/></text:span><text:span text:style-name="T3">var valor;</text:span></text:p>
      <text:p text:style-name="P4"><text:span text:style-name="T5"><text:s text:c="2"/></text:span><text:span text:style-name="T3">while (x&lt;=5)</text:span></text:p>
      <text:p text:style-name="P5"><text:span text:style-name="T3"><text:s text:c="2"/></text:span><text:span text:style-name="T6">{</text:span></text:p>
      <text:p text:style-name="P4"><text:span text:style-name="T5"><text:s text:c="4"/></text:span><text:span text:style-name="T3">valor=prompt('Ingrese valor:','');</text:span></text:p>
      <text:p text:style-name="P4"><text:span text:style-name="T5"><text:s text:c="4"/></text:span><text:span text:style-name="T3">valor=parseInt(valor);</text:span></text:p>
      <text:p text:style-name="P4"><text:span text:style-name="T5"><text:s text:c="4"/></text:span><text:span text:style-name="T3">suma=suma+valor;</text:span></text:p>
      <text:p text:style-name="P4"><text:span text:style-name="T5"><text:s text:c="4"/></text:span><text:span text:style-name="T3">x=x+1;</text:span></text:p>
      <text:p text:style-name="P5"><text:span text:style-name="T3"><text:s text:c="2"/></text:span><text:span text:style-name="T6">}</text:span></text:p>
      <text:p text:style-name="P4"><text:span text:style-name="T5"><text:s text:c="2"/></text:span><text:span text:style-name="T3">document.write('La suma de los valores es '+suma+'&lt;br&gt;');</text:span></text:p>
      <text:p text:style-name="P6"><text:span text:style-name="T3">&lt;/script&gt;</text:span></text:p>
      <text:p text:style-name="P2"><text:span text:style-name="T3"/></text:p>
      <text:p text:style-name="P1">Ha llegado la parte fundamental, que es el momento donde uno desarrolla individualmente un algoritmo para la resolución de problemas.</text:p>
      <text:p text:style-name="P1">El tiempo a dedicar a esta sección EJERCICIOS PROPUESTOS debe ser mucho mayor que el empleado al ver EJERCICIOS RESUELTOS.</text:p>
      <text:p text:style-name="P1">La experiencia dice que debemos dedicar el 80 % del tiempo a la resolución individual de problemas y el otro 20 % al análisis y codificación de problemas ya resueltos por otras personas.</text:p>
      <text:p text:style-name="P1">Es de vital importancia para llegar a ser un buen PROGRAMADOR poder resolver problemas en forma individual.</text:p>
      <text:p text:style-name="P1"/>
      <text:p text:style-name="P1"><text:s text:c="4"/>Escribir un programa que lea 10 notas de alumnos y nos informe cuántos tienen notas mayores o iguales a 7 y cuántos menores.</text:p>
      <text:p text:style-name="P1">&lt;script&gt;</text:p>
      <text:p text:style-name="P8"><text:s text:c="2"/>var x=0;</text:p>
      <text:p text:style-name="P8"><text:s text:c="2"/>var cant1=0;</text:p>
      <text:p text:style-name="P8"><text:s text:c="2"/>var cant2=0;</text:p>
      <text:p text:style-name="P8"><text:s text:c="2"/>while (x&lt;10)</text:p>
      <text:p text:style-name="P8"><text:s text:c="2"/>{</text:p>
      <text:p text:style-name="P8"><text:s text:c="4"/>var nota;</text:p>
      <text:p text:style-name="P8"><text:s text:c="4"/>nota=prompt('Ingrese nota','');</text:p>
      <text:p text:style-name="P8"><text:s text:c="4"/>if (nota&gt;=7)</text:p>
      <text:p text:style-name="P8"><text:s text:c="4"/>{</text:p>
      <text:p text:style-name="P8"><text:s text:c="6"/>cant1=cant1+1;</text:p>
      <text:p text:style-name="P8"><text:s text:c="4"/>}</text:p>
      <text:p text:style-name="P8"><text:s text:c="4"/>else</text:p>
      <text:p text:style-name="P8"><text:s text:c="4"/>{</text:p>
      <text:p text:style-name="P8"><text:s text:c="6"/>cant2=cant2+1;</text:p>
      <text:p text:style-name="P8"><text:s text:c="4"/>}</text:p>
      <text:p text:style-name="P8"><text:s text:c="4"/>x=x+1;</text:p>
      <text:p text:style-name="P8"><text:s text:c="2"/>}</text:p>
      <text:p text:style-name="P8"><text:s text:c="2"/>document.write('Cantidad de alumnos con notas mayores o iguales a 7:'+cant1);</text:p>
      <text:p text:style-name="P8"><text:s text:c="2"/>document.write('&lt;br&gt;');</text:p>
      <text:p text:style-name="P8"><text:s text:c="2"/>document.write('Cantidad de alumnos con notas menores a 7:'+cant2);</text:p>
      <text:p text:style-name="P8">&lt;/script&gt;</text:p>
      <text:p text:style-name="P1"/>
      <text:p text:style-name="P1"><text:s text:c="4"/>Se ingresan un conjunto de 5 alturas de personas por teclado. Mostrar la altura promedio de las personas.</text:p>
      <text:p text:style-name="P1">&lt;script&gt;</text:p>
      <text:p text:style-name="P8"><text:s text:c="2"/>var x=0;</text:p>
      <text:p text:style-name="P8"><text:s text:c="2"/>var suma=0;</text:p>
      <text:p text:style-name="P8"><text:s text:c="2"/>while (x&lt;5)</text:p>
      <text:p text:style-name="P8"><text:s text:c="2"/>{</text:p>
      <text:p text:style-name="P8"><text:s text:c="4"/>var altura;</text:p>
      <text:p text:style-name="P8"><text:s text:c="4"/>altura=prompt('Ingrese la altura en centímetros(Ej. 175)','');</text:p>
      <text:p text:style-name="P8"><text:s text:c="4"/>altura=parseInt(altura);</text:p>
      <text:p text:style-name="P8"><text:s text:c="4"/>suma=suma+altura;</text:p>
      <text:p text:style-name="P8"><text:s text:c="4"/>x=x+1;</text:p>
      <text:p text:style-name="P8"><text:s text:c="2"/>}</text:p>
      <text:p text:style-name="P8"><text:s text:c="2"/>var promedio=suma/5;</text:p>
      <text:p text:style-name="P8"><text:s text:c="2"/>document.write('La altura promedio de las cinco personas es:'+promedio);</text:p>
      <text:p text:style-name="P8">&lt;/script&gt;</text:p>
      <text:p text:style-name="P1"/>
      <text:p text:style-name="P1"><text:s text:c="4"/>En una empresa trabajan 5 empleados cuyos sueldos oscilan entre $100 y $500, realizar un programa que lea los sueldos que cobra cada empleado e informe cuántos empleados cobran entre $100 y $300 y cuántos cobran más de $300. Además el programa deberá informar el importe que gasta la empresa en sueldos al personal.</text:p>
      <text:p text:style-name="P10">script&gt;</text:p>
      <text:p text:style-name="P11"><text:s text:c="2"/>var cont1=0;</text:p>
      <text:p text:style-name="P11"><text:s text:c="2"/>var cont2=0;</text:p>
      <text:p text:style-name="P11"><text:s text:c="2"/>var total=0;</text:p>
      <text:p text:style-name="P12"><text:s text:c="2"/>var sueldo;</text:p>
      <text:p text:style-name="P11"><text:s text:c="2"/>var x=0;</text:p>
      <text:p text:style-name="P11"><text:s text:c="2"/>while (x&lt;5)</text:p>
      <text:p text:style-name="P11"><text:s text:c="2"/>{</text:p>
      <text:p text:style-name="P11"><text:s text:c="4"/>sueldo=prompt('Ingrese el sueldo','');</text:p>
      <text:p text:style-name="P11"><text:s text:c="4"/>sueldo=parseInt(sueldo);</text:p>
      <text:p text:style-name="P11"><text:s text:c="4"/>if (sueldo&lt;=300)</text:p>
      <text:p text:style-name="P11"><text:s text:c="4"/>{</text:p>
      <text:p text:style-name="P11"><text:s text:c="6"/>cont1=cont1+1;</text:p>
      <text:p text:style-name="P11"><text:s text:c="4"/>}</text:p>
      <text:p text:style-name="P11"><text:s text:c="4"/>else</text:p>
      <text:p text:style-name="P11"><text:s text:c="4"/>{</text:p>
      <text:p text:style-name="P11"><text:s text:c="6"/>cont2=cont2+1;</text:p>
      <text:p text:style-name="P11"><text:s text:c="4"/>}</text:p>
      <text:p text:style-name="P11"><text:s text:c="4"/>total=total+sueldo;</text:p>
      <text:p text:style-name="P11"><text:s text:c="4"/>x=x+1;</text:p>
      <text:p text:style-name="P11"><text:s text:c="2"/>}</text:p>
      <text:p text:style-name="P11"><text:s text:c="2"/>document.write('Cantidad de empleados que cobran 300 o menos:'+cont1);</text:p>
      <text:p text:style-name="P11"><text:s text:c="2"/>document.write('&lt;br&gt;');</text:p>
      <text:p text:style-name="P11"><text:s text:c="2"/>document.write('Cantidad de empleados que cobran más de 300:'+cont2);</text:p>
      <text:p text:style-name="P11"><text:s text:c="2"/>document.write('&lt;br&gt;');</text:p>
      <text:p text:style-name="P11"><text:s text:c="2"/>document.write('Gastos en sueldos en la empresa:'+total);</text:p>
      <text:p text:style-name="P11">&lt;/script&gt;</text:p>
      <text:p text:style-name="P1"/>
      <text:p text:style-name="P1"><text:s text:c="4"/>Realizar un programa que imprima 20 términos de la serie 5 - 10 - 15 - 20, etc. (No se ingresan valores por teclado)</text:p>
      <text:p text:style-name="P1">Debe aparecer en pantalla 10 - 20 -30 etc.</text:p>
      <text:p text:style-name="P1">&lt;script&gt;</text:p>
      <text:p text:style-name="P8"><text:s text:c="2"/>var serie=5;</text:p>
      <text:p text:style-name="P8"><text:s text:c="2"/>var x=0;</text:p>
      <text:p text:style-name="P8"><text:s text:c="2"/>while (x&lt;20)</text:p>
      <text:p text:style-name="P8"><text:s text:c="2"/>{</text:p>
      <text:p text:style-name="P8"><text:s text:c="4"/>document.write(serie+' ');</text:p>
      <text:p text:style-name="P8"><text:s text:c="4"/>x=x+1;</text:p>
      <text:p text:style-name="P8"><text:s text:c="4"/>serie=serie+5;</text:p>
      <text:p text:style-name="P8"><text:s text:c="2"/>}</text:p>
      <text:p text:style-name="P8">&lt;/script&gt;</text:p>
      <text:p text:style-name="P1"/>
      <text:p text:style-name="P1"><text:s text:c="4"/>Mostrar los múltiplos de 10 hasta el valor 1500.</text:p>
      <text:p text:style-name="P1">&lt;script&gt;</text:p>
      <text:p text:style-name="P8"><text:s text:c="2"/>document.write('Múltiplos de 10 hasta el 1500&lt;br&gt;');</text:p>
      <text:p text:style-name="P8"><text:s text:c="2"/>var multiplo=10;</text:p>
      <text:p text:style-name="P8"><text:s text:c="2"/>while (multiplo&lt;=1500)</text:p>
      <text:p text:style-name="P8"><text:s text:c="2"/>{</text:p>
      <text:p text:style-name="P8"><text:s text:c="4"/>document.write(multiplo+' ');</text:p>
      <text:p text:style-name="P8"><text:s text:c="4"/>multiplo=multiplo+10;</text:p>
      <text:p text:style-name="P8"><text:s text:c="2"/>}</text:p>
      <text:p text:style-name="P8">&lt;/script&gt;</text:p>
      <text:p text:style-name="P1"/>
      <text:p text:style-name="P1"><text:s text:c="4"/>Realizar un programa que permita cargar dos listas de 3 valores cada una. Informar con un mensaje cual de las dos listas tiene un valor acumulado mayor (mensajes 'Lista 1 mayor', 'Lista 2 mayor', 'Listas iguales')</text:p>
      <text:p text:style-name="P1"><text:s text:c="4"/>Tener en cuenta que puede haber dos o más estructuras repetitivas en un algoritmo.</text:p>
      <text:p text:style-name="P1">&lt;script&gt;</text:p>
      <text:p text:style-name="P8"><text:s text:c="2"/>var total1=0;</text:p>
      <text:p text:style-name="P8"><text:s text:c="2"/>var x=0;</text:p>
      <text:p text:style-name="P8"><text:s text:c="2"/>var nro;</text:p>
      <text:p text:style-name="P8"><text:s text:c="2"/>while(x&lt;3)</text:p>
      <text:p text:style-name="P8"><text:s text:c="2"/>{</text:p>
      <text:p text:style-name="P8"><text:s text:c="4"/>nro=prompt('Ingrese valor de la primer lista:','');</text:p>
      <text:p text:style-name="P8"><text:s text:c="4"/>nro=parseInt(nro);</text:p>
      <text:p text:style-name="P8"><text:s text:c="4"/>total1=total1+nro;</text:p>
      <text:p text:style-name="P8"><text:s text:c="4"/>x=x+1;</text:p>
      <text:p text:style-name="P8"><text:s text:c="2"/>}</text:p>
      <text:p text:style-name="P8"><text:s text:c="2"/>var total2=0;</text:p>
      <text:p text:style-name="P8"><text:s text:c="2"/>x=0;</text:p>
      <text:p text:style-name="P8"><text:s text:c="2"/>while(x&lt;3)</text:p>
      <text:p text:style-name="P8"><text:s text:c="2"/>{</text:p>
      <text:p text:style-name="P8"><text:s text:c="4"/>nro=prompt('Ingrese valor de la segunda lista:','');</text:p>
      <text:p text:style-name="P8"><text:s text:c="4"/>nro=parseInt(nro);</text:p>
      <text:p text:style-name="P8"><text:s text:c="4"/>total2=total2+nro;</text:p>
      <text:p text:style-name="P8"><text:s text:c="4"/>x=x+1;</text:p>
      <text:p text:style-name="P8"><text:s text:c="2"/>}</text:p>
      <text:p text:style-name="P8"><text:s text:c="2"/>if (total1&gt;total1)</text:p>
      <text:p text:style-name="P8"><text:s text:c="2"/>{</text:p>
      <text:p text:style-name="P8"><text:s text:c="4"/>document.write('Tiene mayor valor la lista1');</text:p>
      <text:p text:style-name="P8"><text:s text:c="2"/>}</text:p>
      <text:p text:style-name="P8"><text:s text:c="2"/>else</text:p>
      <text:p text:style-name="P8"><text:s text:c="2"/>{</text:p>
      <text:p text:style-name="P8"><text:s text:c="4"/>if (total1&lt;total2)</text:p>
      <text:p text:style-name="P8"><text:s text:c="4"/>{</text:p>
      <text:p text:style-name="P8"><text:s text:c="6"/>document.write('Tiene mayor valor la lista2');</text:p>
      <text:p text:style-name="P8"><text:s text:c="4"/>}</text:p>
      <text:p text:style-name="P8"><text:s text:c="4"/>else</text:p>
      <text:p text:style-name="P8"><text:s text:c="4"/>{</text:p>
      <text:p text:style-name="P8"><text:s text:c="6"/>document.write('Tienen el mismo valor acumulado las dos listas');</text:p>
      <text:p text:style-name="P8"><text:s text:c="4"/>}</text:p>
      <text:p text:style-name="P8"><text:s text:c="2"/>}</text:p>
      <text:p text:style-name="P8">&lt;/script&gt;</text:p>
      <text:p text:style-name="P1"/>
      <text:p text:style-name="P1"><text:s text:c="4"/>Desarrollar un programa que permita cargar 5 números enteros y luego nos informe cuántos valores fueron pares y cuántos impares.</text:p>
      <text:p text:style-name="P1"><text:s text:c="4"/>Emplear el operador "%" en la condición de la estructura condicional.</text:p>
      <text:p text:style-name="P1"/>
      <text:p text:style-name="P1"><text:s text:c="4"/><text:tab/>if (valor%2==0)</text:p>
      <text:p text:style-name="P1"/>
      <text:p text:style-name="P1"><text:s text:c="4"/>El operador "%" retorna el resto de la división valor / 2. Por ejemplo: 12 % 2, retorna 0; 13 % 2, retorna 1, porque el resto de dividir 13 en 2 es 1.</text:p>
      <text:p text:style-name="P1">&lt;script&gt;</text:p>
      <text:p text:style-name="P8"><text:s text:c="2"/>var cantpares=0;</text:p>
      <text:p text:style-name="P8"><text:s text:c="2"/>var cantimpares=0;</text:p>
      <text:p text:style-name="P8"><text:s text:c="2"/>var x=0;</text:p>
      <text:p text:style-name="P8"><text:s text:c="2"/>var valor;</text:p>
      <text:p text:style-name="P8"><text:s text:c="2"/>while (x&lt;5)</text:p>
      <text:p text:style-name="P8"><text:s text:c="2"/>{</text:p>
      <text:p text:style-name="P8"><text:s text:c="4"/>valor=prompt('Ingrese un valor','');</text:p>
      <text:p text:style-name="P8"><text:s text:c="4"/>valor=parseInt(valor);</text:p>
      <text:p text:style-name="P8"><text:s text:c="4"/>if (valor%2==0)</text:p>
      <text:p text:style-name="P8"><text:s text:c="4"/>{</text:p>
      <text:p text:style-name="P8"><text:s text:c="6"/>cantpares=cantpares+1;</text:p>
      <text:p text:style-name="P8"><text:s text:c="4"/>}</text:p>
      <text:p text:style-name="P8"><text:s text:c="4"/>else</text:p>
      <text:p text:style-name="P8"><text:s text:c="4"/>{</text:p>
      <text:p text:style-name="P8"><text:s text:c="6"/>cantimpares=cantimpares+1;</text:p>
      <text:p text:style-name="P8"><text:s text:c="4"/>}</text:p>
      <text:p text:style-name="P8"><text:s text:c="4"/>x=x+1;</text:p>
      <text:p text:style-name="P8"><text:s text:c="2"/>}</text:p>
      <text:p text:style-name="P8"><text:s text:c="2"/>document.write('Cantidad de valores pares ingresados:'+cantpares);</text:p>
      <text:p text:style-name="P8"><text:s text:c="2"/>document.write('&lt;br&gt;');</text:p>
      <text:p text:style-name="P8"><text:s text:c="2"/>document.write('Cantidad de valores impares ingresados:'+cantimpares);</text:p>
      <text:p text:style-name="P8">&lt;/script&gt;</text:p>
      <text:p text:style-name="P1"/>
      <text:p text:style-name="P1"/>
      <text:p text:style-name="P1">.<text:span text:style-name="T1">-Estructura repetitiva (do/while) <text:s text:c="4"/>(seccion 2 linea14)</text:span></text:p>
      <text:p text:style-name="P2"><text:span text:style-name="T3">Escribir un programa que solicite la carga de un número entre 0 y 999, y nos muestre un mensaje de cuántos dígitos tiene el mismo. Finalizar el programa cuando se cargue el valor 0.</text:span></text:p>
      <text:p text:style-name="P13"><text:span text:style-name="T3">&lt;script&gt;</text:span></text:p>
      <text:p text:style-name="P4"><text:span text:style-name="T5"><text:s text:c="2"/></text:span><text:span text:style-name="T3">var valor;</text:span></text:p>
      <text:p text:style-name="P4"><text:span text:style-name="T5"><text:s text:c="2"/></text:span><text:span text:style-name="T3">do {</text:span></text:p>
      <text:p text:style-name="P4"><text:span text:style-name="T5"><text:s text:c="4"/></text:span><text:span text:style-name="T3">valor=prompt('Ingrese un valor entre 0 y 999:','');</text:span></text:p>
      <text:p text:style-name="P4"><text:span text:style-name="T5"><text:s text:c="4"/></text:span><text:span text:style-name="T3">valor=parseInt(valor);</text:span></text:p>
      <text:p text:style-name="P4"><text:span text:style-name="T5"><text:s text:c="4"/></text:span><text:span text:style-name="T3">document.write('El valor '+valor+' tiene ');</text:span></text:p>
      <text:p text:style-name="P4"><text:span text:style-name="T5"><text:s text:c="4"/></text:span><text:span text:style-name="T3">if (valor&lt;10)</text:span></text:p>
      <text:p text:style-name="P5"><text:span text:style-name="T3"><text:s text:c="4"/></text:span><text:span text:style-name="T6">{</text:span></text:p>
      <text:p text:style-name="P4"><text:span text:style-name="T5"><text:s text:c="6"/></text:span><text:span text:style-name="T3">document.write('Tiene 1 digitos');</text:span></text:p>
      <text:p text:style-name="P5"><text:span text:style-name="T3"><text:s text:c="4"/></text:span><text:span text:style-name="T6">}</text:span></text:p>
      <text:p text:style-name="P5"><text:span text:style-name="T3"><text:s text:c="4"/></text:span><text:span text:style-name="T6">else</text:span></text:p>
      <text:p text:style-name="P5"><text:span text:style-name="T3"><text:s text:c="4"/></text:span><text:span text:style-name="T6">{</text:span></text:p>
      <text:p text:style-name="P4"><text:span text:style-name="T5"><text:s text:c="6"/></text:span><text:span text:style-name="T3">if (valor&lt;100)</text:span></text:p>
      <text:p text:style-name="P5"><text:span text:style-name="T3"><text:s text:c="6"/></text:span><text:span text:style-name="T6">{</text:span></text:p>
      <text:p text:style-name="P4"><text:span text:style-name="T5"><text:s text:c="8"/></text:span><text:span text:style-name="T3">document.write('Tiene 2 digitos');</text:span></text:p>
      <text:p text:style-name="P5"><text:span text:style-name="T3"><text:s text:c="6"/></text:span><text:span text:style-name="T6">}</text:span></text:p>
      <text:p text:style-name="P5"><text:span text:style-name="T3"><text:s text:c="6"/></text:span><text:span text:style-name="T6">else</text:span></text:p>
      <text:p text:style-name="P5"><text:span text:style-name="T3"><text:s text:c="6"/></text:span><text:span text:style-name="T6">{</text:span></text:p>
      <text:p text:style-name="P4"><text:span text:style-name="T5"><text:s text:c="8"/></text:span><text:span text:style-name="T3">document.write('Tiene 3 digitos');</text:span></text:p>
      <text:p text:style-name="P5"><text:span text:style-name="T3"><text:s text:c="6"/></text:span><text:span text:style-name="T6">}</text:span></text:p>
      <text:p text:style-name="P5"><text:span text:style-name="T3"><text:s text:c="4"/></text:span><text:span text:style-name="T6">}</text:span></text:p>
      <text:p text:style-name="P4"><text:span text:style-name="T5"><text:s text:c="3"/></text:span><text:span text:style-name="T3">document.write('&lt;br&gt;');</text:span></text:p>
      <text:p text:style-name="P4"><text:span text:style-name="T5"><text:s text:c="2"/></text:span><text:span text:style-name="T3">} while(valor!=0);</text:span></text:p>
      <text:p text:style-name="P6"><text:span text:style-name="T3">&lt;/script&gt;</text:span></text:p>
      <text:p text:style-name="P14"><text:line-break/></text:p>
      <text:p text:style-name="P1"><text:s text:c="4"/>Realizar un programa que acumule (sume) valores ingresados por teclado hasta ingresa el 9999 (no sumar dicho valor, solamente indica que ha finalizado la carga). Imprimir el valor acumulado e informar si dicho valor es cero, mayor a cero o menor a cero.</text:p>
      <text:p text:style-name="P1">&lt;script&gt;</text:p>
      <text:p text:style-name="P8"><text:s text:c="2"/>var valor;</text:p>
      <text:p text:style-name="P8"><text:s text:c="2"/>var suma=0;</text:p>
      <text:p text:style-name="P8"><text:s text:c="2"/>do {</text:p>
      <text:p text:style-name="P8"><text:s text:c="4"/>valor=prompt('Ingrese un valor (9999 para finalizar)','');</text:p>
      <text:p text:style-name="P8"><text:s text:c="4"/>valor=parseInt(valor);</text:p>
      <text:p text:style-name="P8"><text:s text:c="4"/>if (valor!=9999)</text:p>
      <text:p text:style-name="P8"><text:s text:c="4"/>{</text:p>
      <text:p text:style-name="P8"><text:s text:c="6"/>suma=suma+valor;</text:p>
      <text:p text:style-name="P8"><text:s text:c="4"/>}</text:p>
      <text:p text:style-name="P8"><text:s text:c="2"/>} while(valor!=9999);</text:p>
      <text:p text:style-name="P8"><text:s text:c="2"/>document.write('Valor acumulado total:'+suma);</text:p>
      <text:p text:style-name="P8"><text:s text:c="2"/>document.write('&lt;br&gt;');</text:p>
      <text:p text:style-name="P8"><text:s text:c="2"/>if (suma&gt;0)</text:p>
      <text:p text:style-name="P8"><text:s text:c="2"/>{</text:p>
      <text:p text:style-name="P8"><text:s text:c="4"/>document.write('El valor acumulado es mayor a cero');</text:p>
      <text:p text:style-name="P8"><text:s text:c="2"/>}</text:p>
      <text:p text:style-name="P8"><text:s text:c="2"/>else</text:p>
      <text:p text:style-name="P8"><text:s text:c="2"/>{</text:p>
      <text:p text:style-name="P8"><text:s text:c="4"/>if (suma==0)</text:p>
      <text:p text:style-name="P8"><text:s text:c="4"/>{</text:p>
      <text:p text:style-name="P8"><text:s text:c="6"/>document.write('El valor acumulado es cero');</text:p>
      <text:p text:style-name="P8"><text:s text:c="4"/>}</text:p>
      <text:p text:style-name="P8"><text:s text:c="4"/>else</text:p>
      <text:p text:style-name="P8"><text:s text:c="4"/>{</text:p>
      <text:p text:style-name="P8"><text:s text:c="6"/>document.write('El valor acumulado es menor a cero');</text:p>
      <text:p text:style-name="P8"><text:s text:c="4"/>}</text:p>
      <text:p text:style-name="P8"><text:s text:c="2"/>}</text:p>
      <text:p text:style-name="P8">&lt;/script&gt;</text:p>
      <text:p text:style-name="P1"/>
      <text:p text:style-name="P1"><text:s text:c="4"/>En un banco se procesan datos de las cuentas corrientes de sus clientes. De cada cuenta corriente se conoce: número de cuenta, nombre del cliente y saldo actual. El ingreso de datos debe finalizar al ingresar un valor negativo en el número de cuenta.</text:p>
      <text:p text:style-name="P1"/>
      <text:p text:style-name="P1"><text:s text:c="4"/>Se pide confeccionar un programa que lea los datos de las cuentas corrientes e informe:</text:p>
      <text:p text:style-name="P1"><text:s text:c="4"/>a) De cada cuenta: número de cuenta, nombre del cliente y estado de la cuenta según su saldo, sabiendo que:</text:p>
      <text:p text:style-name="P1"/>
      <text:p text:style-name="P1"><text:s text:c="4"/>Estado de la cuenta<text:tab/>'Acreedor' si el saldo es &gt;0.</text:p>
      <text:p text:style-name="P1"><text:s text:c="4"/><text:tab/><text:tab/><text:tab/>'Deudor' si el saldo es &lt;0.</text:p>
      <text:p text:style-name="P1"><text:s text:c="4"/><text:tab/><text:tab/><text:tab/>'Nulo' si el saldo es =0.</text:p>
      <text:p text:style-name="P1"/>
      <text:p text:style-name="P1"><text:s text:c="4"/>b) La suma total de los saldos acreedores.</text:p>
      <text:p text:style-name="P1">&lt;script&gt;</text:p>
      <text:p text:style-name="P8"><text:s text:c="2"/>var nrocuenta;</text:p>
      <text:p text:style-name="P8"><text:s text:c="2"/>var nombre;</text:p>
      <text:p text:style-name="P8"><text:s text:c="2"/>var saldo=0;</text:p>
      <text:p text:style-name="P8"><text:s text:c="2"/>var saldoacre=0;</text:p>
      <text:p text:style-name="P8"><text:s text:c="2"/>do {</text:p>
      <text:p text:style-name="P8"><text:s text:c="4"/>nrocuenta=prompt('Ingrese nro de cuenta:',''); <text:s text:c="3"/></text:p>
      <text:p text:style-name="P8"><text:s text:c="4"/>nrocuenta=parseInt(nrocuenta);</text:p>
      <text:p text:style-name="P8"><text:s text:c="4"/>if (nrocuenta&gt;=0)</text:p>
      <text:p text:style-name="P8"><text:s text:c="4"/>{</text:p>
      <text:p text:style-name="P8"><text:s text:c="6"/>nombre=prompt('Nombre del cliente:');</text:p>
      <text:p text:style-name="P8"><text:s text:c="6"/>saldo=prompt('Saldo actual:','');</text:p>
      <text:p text:style-name="P8"><text:s text:c="6"/>saldo=parseInt(saldo);</text:p>
      <text:p text:style-name="P8"><text:s text:c="6"/>if (saldo&gt;0)</text:p>
      <text:p text:style-name="P8"><text:s text:c="6"/>{</text:p>
      <text:p text:style-name="P8"><text:s text:c="8"/>saldoacre=saldoacre+saldo;</text:p>
      <text:p text:style-name="P8"><text:s text:c="8"/>document.write(nombre+' tiene saldo acreedor&lt;br&gt;');</text:p>
      <text:p text:style-name="P8"><text:s text:c="6"/>}</text:p>
      <text:p text:style-name="P8"><text:s text:c="6"/>else</text:p>
      <text:p text:style-name="P8"><text:s text:c="6"/>{</text:p>
      <text:p text:style-name="P8"><text:s text:c="8"/>if (saldo&lt;0)</text:p>
      <text:p text:style-name="P8"><text:s text:c="8"/>{</text:p>
      <text:p text:style-name="P8"><text:s text:c="10"/>document.write(nombre+' tiene saldo deudor&lt;br&gt;');</text:p>
      <text:p text:style-name="P8"><text:s text:c="8"/>}</text:p>
      <text:p text:style-name="P8"><text:s text:c="8"/>else</text:p>
      <text:p text:style-name="P8"><text:s text:c="8"/>{</text:p>
      <text:p text:style-name="P8"><text:s text:c="10"/>document.write(nombre+' tiene saldo nulo&lt;br&gt;');</text:p>
      <text:p text:style-name="P8"><text:s text:c="8"/>}</text:p>
      <text:p text:style-name="P8"><text:s text:c="6"/>}</text:p>
      <text:p text:style-name="P8"><text:s text:c="6"/></text:p>
      <text:p text:style-name="P8"><text:s text:c="4"/>}</text:p>
      <text:p text:style-name="P8"><text:s text:c="2"/>}while(nrocuenta&gt;0);</text:p>
      <text:p text:style-name="P8"><text:s text:c="2"/>document.write('Suma total de saldos acreedores:'+saldoacre);</text:p>
      <text:p text:style-name="P8">&lt;/script&gt;</text:p>
      <text:p text:style-name="P1"/>
      <text:p text:style-name="P1"><text:s text:c="4"/>Se realizó un censo provincial y se desea procesar la información obtenida en dicho censo. De cada una de las personas censadas se tiene la siguiente información: número de documento, edad y sexo ('femenino' o 'masculino')</text:p>
      <text:p text:style-name="P1"><text:s text:c="4"/>Se pide confeccionar un programa que lea los datos de cada persona censada (para finalizar ingresar el valor cero en el número de documento) e informar:</text:p>
      <text:p text:style-name="P1"/>
      <text:p text:style-name="P1"><text:s text:c="5"/></text:p>
      <text:p text:style-name="P1"><text:s text:c="4"/>a)<text:tab/>Cantidad total de personas censadas.</text:p>
      <text:p text:style-name="P1"><text:s text:c="4"/>b)<text:tab/>Cantidad de varones.</text:p>
      <text:p text:style-name="P1"><text:s text:c="4"/>c)<text:tab/>Cantidad de mujeres.</text:p>
      <text:p text:style-name="P1"><text:s text:c="4"/>d)<text:tab/>Cantidad de varones cuya edad varía entre 16 y 65 años.</text:p>
      <text:p text:style-name="P1">&lt;script&gt;</text:p>
      <text:p text:style-name="P8"><text:s text:c="2"/>var documento;</text:p>
      <text:p text:style-name="P8"><text:s text:c="2"/>var edad;</text:p>
      <text:p text:style-name="P8"><text:s text:c="2"/>var totalpersonas=0;</text:p>
      <text:p text:style-name="P8"><text:s text:c="2"/>var cantvarones=0;</text:p>
      <text:p text:style-name="P8"><text:s text:c="2"/>var cantmujeres=0;</text:p>
      <text:p text:style-name="P8"><text:s text:c="2"/>var cantvaronesgrandes=0;</text:p>
      <text:p text:style-name="P8"><text:s text:c="2"/>do {</text:p>
      <text:p text:style-name="P8"><text:s text:c="4"/>documento=prompt('Ingrese nro de documento:','');</text:p>
      <text:p text:style-name="P8"><text:s text:c="4"/>documento=parseInt(documento);</text:p>
      <text:p text:style-name="P8"><text:s text:c="4"/>if (documento&gt;0)</text:p>
      <text:p text:style-name="P8"><text:s text:c="4"/>{</text:p>
      <text:p text:style-name="P8"><text:s text:c="6"/>edad=prompt('Ingrese la edad:','');</text:p>
      <text:p text:style-name="P8"><text:s text:c="6"/>edad=parseInt(edad);</text:p>
      <text:p text:style-name="P8"><text:s text:c="6"/>sexo=prompt('Ingrese el sexo (masculino/femenino):','');</text:p>
      <text:p text:style-name="P8"><text:s text:c="6"/>if (sexo=='masculino')</text:p>
      <text:p text:style-name="P8"><text:s text:c="6"/>{ </text:p>
      <text:p text:style-name="P8"><text:s text:c="8"/>cantvarones=cantvarones+1;</text:p>
      <text:p text:style-name="P8"><text:s text:c="8"/>if (edad&gt;=16 &amp;&amp; edad&lt;=65)</text:p>
      <text:p text:style-name="P8"><text:s text:c="8"/>{</text:p>
      <text:p text:style-name="P8"><text:s text:c="10"/>cantvaronesgrandes=cantvaronesgrandes+1;</text:p>
      <text:p text:style-name="P8"><text:s text:c="8"/>}</text:p>
      <text:p text:style-name="P8"><text:s text:c="6"/>} </text:p>
      <text:p text:style-name="P8"><text:s text:c="6"/>if (sexo=='femenino')</text:p>
      <text:p text:style-name="P8"><text:s text:c="6"/>{ </text:p>
      <text:p text:style-name="P8"><text:s text:c="8"/>cantmujeres=cantmujeres+1;</text:p>
      <text:p text:style-name="P8"><text:s text:c="6"/>} </text:p>
      <text:p text:style-name="P8"><text:s text:c="6"/>totalpersonas=totalpersonas+1;</text:p>
      <text:p text:style-name="P8"><text:s text:c="4"/>}</text:p>
      <text:p text:style-name="P8"><text:s text:c="2"/>}while(documento!=0);</text:p>
      <text:p text:style-name="P8"><text:s text:c="2"/>document.write('Total de personas censadas: '+totalpersonas+'&lt;br&gt;');</text:p>
      <text:p text:style-name="P8"><text:s text:c="2"/>document.write('Cantidad de varones: '+cantvarones+'&lt;br&gt;'); </text:p>
      <text:p text:style-name="P8"><text:s text:c="2"/>document.write('Cantidad de mujeres: '+cantmujeres+'&lt;br&gt;'); <text:s text:c="2"/></text:p>
      <text:p text:style-name="P8"><text:s text:c="2"/>document.write('Cantidad de varones entre 16 y 65 años: '+cantvaronesgrandes+'&lt;br&gt;'); <text:s/></text:p>
      <text:p text:style-name="P8">&lt;/script&gt;</text:p>
      <text:p text:style-name="P1"/>
      <text:p text:style-name="P1">.<text:span text:style-name="T1">-Estructura repetitiva (for) <text:s text:c="2"/>(seccion 2 linea15)</text:span></text:p>
      <text:p text:style-name="P2"><text:span text:style-name="T3">Mostrar por pantalla los números del 1 al 10.</text:span></text:p>
      <text:p text:style-name="P9"><text:span text:style-name="T3">&lt;script&gt;</text:span></text:p>
      <text:p text:style-name="P4"><text:span text:style-name="T5"><text:s text:c="2"/></text:span><text:span text:style-name="T3">var f;</text:span></text:p>
      <text:p text:style-name="P4"><text:span text:style-name="T5"><text:s text:c="2"/></text:span><text:span text:style-name="T3">for(f=1;f&lt;=10;f++)</text:span></text:p>
      <text:p text:style-name="P5"><text:span text:style-name="T3"><text:s text:c="2"/></text:span><text:span text:style-name="T6">{</text:span></text:p>
      <text:p text:style-name="P4"><text:span text:style-name="T5"><text:s text:c="4"/></text:span><text:span text:style-name="T3">document.write(f+" ");</text:span></text:p>
      <text:p text:style-name="P5"><text:span text:style-name="T3"><text:s text:c="2"/></text:span><text:span text:style-name="T6">}</text:span></text:p>
      <text:p text:style-name="P6"><text:span text:style-name="T3">&lt;/script&gt;</text:span></text:p>
      <text:p text:style-name="P2"><text:span text:style-name="T3"/></text:p>
      <text:p text:style-name="P1"><text:s/>Confeccionar un programa que lea 3 pares de datos, cada par de datos corresponde a la medida de la base y la altura de un triángulo. El programa deberá informar:</text:p>
      <text:p text:style-name="P1"><text:s text:c="4"/>a) De cada triángulo la medida de su base, su altura y su superficie.</text:p>
      <text:p text:style-name="P1"><text:s text:c="4"/>b) La cantidad de triángulos cuya superficie es mayor a 12.</text:p>
      <text:p text:style-name="P1">script&gt;</text:p>
      <text:p text:style-name="P8"><text:s text:c="2"/>var f;</text:p>
      <text:p text:style-name="P8"><text:s text:c="2"/>var base;</text:p>
      <text:p text:style-name="P8"><text:s text:c="2"/>var altura;</text:p>
      <text:p text:style-name="P8"><text:s text:c="2"/>var superficie;</text:p>
      <text:p text:style-name="P8"><text:s text:c="2"/>var conta1=0;</text:p>
      <text:p text:style-name="P8"><text:s text:c="2"/>for(f=1;f&lt;=3;f++)</text:p>
      <text:p text:style-name="P8"><text:s text:c="2"/>{</text:p>
      <text:p text:style-name="P8"><text:s text:c="4"/>base=prompt('Ingrese la base:','');</text:p>
      <text:p text:style-name="P8"><text:s text:c="4"/>base=parseInt(base);</text:p>
      <text:p text:style-name="P8"><text:s text:c="4"/>altura=prompt('Ingrese la altura:','');</text:p>
      <text:p text:style-name="P8"><text:s text:c="4"/>altura=parseInt(altura);</text:p>
      <text:p text:style-name="P8"><text:s text:c="4"/>superficie=base*altura/2;</text:p>
      <text:p text:style-name="P8"><text:s text:c="4"/>if (superficie&gt;12)</text:p>
      <text:p text:style-name="P8"><text:s text:c="4"/>{</text:p>
      <text:p text:style-name="P8"><text:s text:c="6"/>conta1++;</text:p>
      <text:p text:style-name="P8"><text:s text:c="4"/>}</text:p>
      <text:p text:style-name="P8"><text:s text:c="4"/>document.write('Triángulo nro:'+f+'&lt;br&gt;');</text:p>
      <text:p text:style-name="P8"><text:s text:c="4"/>document.write('Base:'+base+'&lt;br&gt;');</text:p>
      <text:p text:style-name="P8"><text:s text:c="4"/>document.write('Altura:'+altura+'&lt;br&gt;');</text:p>
      <text:p text:style-name="P8"><text:s text:c="4"/>document.write('Superficie:'+superficie+'&lt;br&gt;'); <text:s text:c="3"/></text:p>
      <text:p text:style-name="P8"><text:s text:c="2"/>}</text:p>
      <text:p text:style-name="P8"><text:s text:c="2"/>document.write('Cantidad de triángulos con superficie mayor a 12:'+conta1);</text:p>
      <text:p text:style-name="P8">&lt;/script&gt;</text:p>
      <text:p text:style-name="P1"/>
      <text:p text:style-name="P1"><text:s text:c="4"/>Desarrollar un programa que solicite la carga de 10 números e imprima la suma de lo últimos 5 valores ingresados.</text:p>
      <text:p text:style-name="P1">&lt;script&gt;</text:p>
      <text:p text:style-name="P8"><text:s/>//Desarrollar un programa que solicite la carga de 10 números e imprima la suma de lo <text:s/></text:p>
      <text:p text:style-name="P8"><text:s text:c="2"/>//últimos 5 valores ingresados.</text:p>
      <text:p text:style-name="P8"><text:s text:c="2"/>var suma=0;</text:p>
      <text:p text:style-name="P8"><text:s text:c="2"/>var f;</text:p>
      <text:p text:style-name="P8"><text:s text:c="2"/>var valor;</text:p>
      <text:p text:style-name="P8"><text:s text:c="2"/>for(f=1;f&lt;=10;f++)</text:p>
      <text:p text:style-name="P8"><text:s text:c="2"/>{</text:p>
      <text:p text:style-name="P8"><text:s text:c="4"/>valor=prompt('Ingrese un nro:','');</text:p>
      <text:p text:style-name="P8"><text:s text:c="4"/>valor=parseInt(valor);</text:p>
      <text:p text:style-name="P8"><text:s text:c="4"/>if (f&gt;5)</text:p>
      <text:p text:style-name="P8"><text:s text:c="4"/>{</text:p>
      <text:p text:style-name="P8"><text:s text:c="6"/>suma=suma+valor;</text:p>
      <text:p text:style-name="P8"><text:s text:c="4"/>}</text:p>
      <text:p text:style-name="P8"><text:s text:c="2"/>}</text:p>
      <text:p text:style-name="P8"><text:s text:c="2"/>document.write('La suma de los últimos cinco valores ingresados es:'+suma);</text:p>
      <text:p text:style-name="P8">&lt;/script&gt;</text:p>
      <text:p text:style-name="P1"/>
      <text:p text:style-name="P1"><text:s/>Desarrollar un programa que muestre la tabla de multiplicar del 5 (del 5 al 50).</text:p>
      <text:p text:style-name="P1">&lt;script&gt;</text:p>
      <text:p text:style-name="P8"><text:s text:c="2"/>//Desarrollar un programa que muestre la tabla de multiplicar del 5 (del 5 al 50).</text:p>
      <text:p text:style-name="P8"><text:s text:c="2"/>var tabla=5;</text:p>
      <text:p text:style-name="P8"><text:s text:c="2"/>var f=1;</text:p>
      <text:p text:style-name="P8"><text:s text:c="2"/>for(f=1;f&lt;=10;f++)</text:p>
      <text:p text:style-name="P8"><text:s text:c="2"/>{</text:p>
      <text:p text:style-name="P8"><text:s text:c="4"/>document.write(tabla+'-');</text:p>
      <text:p text:style-name="P8"><text:s text:c="4"/>tabla=tabla+5;</text:p>
      <text:p text:style-name="P8"><text:s text:c="2"/>}</text:p>
      <text:p text:style-name="P8">&lt;/script&gt;</text:p>
      <text:p text:style-name="P1"/>
      <text:p text:style-name="P1"><text:s text:c="4"/>Confeccionar un programa que permita ingresar un valor del 1 al 10 y nos muestre la tabla de multiplicar del mismo (los primeros 12 términos)</text:p>
      <text:p text:style-name="P1"><text:s text:c="4"/>Ejemplo: Si ingreso 3 deberá aparecer en pantalla los valores 3, 6, 9, hasta el 36.</text:p>
      <text:p text:style-name="P1">&lt;script&gt;</text:p>
      <text:p text:style-name="P8">/*Confeccionar un programa que permita ingresar un valor del 1 al 10 y </text:p>
      <text:p text:style-name="P8">nos muestre la tabla de multiplicar del mismo (los primeros 12 términos)</text:p>
      <text:p text:style-name="P8">Ejemplo: Si ingreso 3 deberá aparecer en pantalla los valores 3, 6, 9, hasta el 36.*/</text:p>
      <text:p text:style-name="P8">var tabla;</text:p>
      <text:p text:style-name="P8"><text:s text:c="2"/>var f;</text:p>
      <text:p text:style-name="P8"><text:s text:c="2"/>var conta;</text:p>
      <text:p text:style-name="P8"><text:s text:c="2"/>tabla=prompt('Ingrese un valor del 1 al 10:','');</text:p>
      <text:p text:style-name="P8"><text:s text:c="2"/>tabla=parseInt(tabla);</text:p>
      <text:p text:style-name="P8"><text:s text:c="2"/>conta=tabla;</text:p>
      <text:p text:style-name="P8"><text:s text:c="2"/>for(f=1;f&lt;=12;f++)</text:p>
      <text:p text:style-name="P8"><text:s text:c="2"/>{</text:p>
      <text:p text:style-name="P8"><text:s text:c="4"/>document.write(conta+ ' ');</text:p>
      <text:p text:style-name="P8"><text:s text:c="4"/>conta=conta+tabla;</text:p>
      <text:p text:style-name="P8"><text:s text:c="2"/>}</text:p>
      <text:p text:style-name="P8">&lt;/script&gt;</text:p>
      <text:p text:style-name="P1"/>
      <text:p text:style-name="P1"><text:s text:c="4"/>Realizar un programa que lea los lados de 4 triángulos, e informar:</text:p>
      <text:p text:style-name="P1"><text:s text:c="4"/>a) De cada uno de ellos, qué tipo de triángulo es: equilátero (tres lados iguales), isósceles (dos lados iguales), o escaleno (ningún lado igual)</text:p>
      <text:p text:style-name="P1"><text:s text:c="4"/>b) Cantidad de triángulos de cada tipo.</text:p>
      <text:p text:style-name="P1">c) Tipo de triángulo del que hay menor cantidad.</text:p>
      <text:p text:style-name="P1"/>
      <text:p text:style-name="P1">script&gt;</text:p>
      <text:p text:style-name="P8">/* Realizar un programa que lea los lados de 4 triángulos, e informar:</text:p>
      <text:p text:style-name="P8"><text:s text:c="2"/>a) <text:s text:c="3"/>De cada uno de ellos, qué tipo de triángulo es: </text:p>
      <text:p text:style-name="P8"><text:s text:c="8"/>equilátero (tres lados iguales), isósceles (dos lados iguales), o escaleno (ningún lado igual)</text:p>
      <text:p text:style-name="P8"><text:s text:c="2"/>b) <text:s text:c="3"/>Cantidad de triángulos de cada tipo.</text:p>
      <text:p text:style-name="P8"><text:s text:c="2"/>c) <text:s text:c="3"/>Tipo de triángulo del que hay menor cantidad. */</text:p>
      <text:p text:style-name="P8"/>
      <text:p text:style-name="P8"><text:s text:c="2"/>var cant1=0;</text:p>
      <text:p text:style-name="P8"><text:s text:c="2"/>var cant2=0;</text:p>
      <text:p text:style-name="P8"><text:s text:c="2"/>var cant3=0;</text:p>
      <text:p text:style-name="P8"><text:s text:c="2"/>var lado1;</text:p>
      <text:p text:style-name="P8"><text:s text:c="2"/>var lado2;</text:p>
      <text:p text:style-name="P8"><text:s text:c="2"/>var lado3;</text:p>
      <text:p text:style-name="P8"><text:s text:c="2"/>var f;</text:p>
      <text:p text:style-name="P8"><text:s text:c="2"/>for(f=1;f&lt;=4;f++)</text:p>
      <text:p text:style-name="P8"><text:s text:c="2"/>{</text:p>
      <text:p text:style-name="P8"><text:s text:c="4"/>lado1=prompt('Ingrese primer lado:','');</text:p>
      <text:p text:style-name="P8"><text:s text:c="4"/>lado1=parseInt(lado1);</text:p>
      <text:p text:style-name="P8"><text:s text:c="4"/>lado2=prompt('Ingrese segundo lado:','');</text:p>
      <text:p text:style-name="P8"><text:s text:c="4"/>lado2=parseInt(lado2);</text:p>
      <text:p text:style-name="P8"><text:s text:c="4"/>lado3=prompt('Ingrese tercer lado:','');</text:p>
      <text:p text:style-name="P8"><text:s text:c="4"/>lado3=parseInt(lado3);</text:p>
      <text:p text:style-name="P8"><text:s text:c="4"/>if (lado1==lado2 &amp;&amp; lado1==lado3)</text:p>
      <text:p text:style-name="P8"><text:s text:c="4"/>{</text:p>
      <text:p text:style-name="P8"><text:s text:c="6"/>document.write('Triángulo equilatero.&lt;br&gt;');</text:p>
      <text:p text:style-name="P8"><text:s text:c="6"/>cant1++;</text:p>
      <text:p text:style-name="P8"><text:s text:c="4"/>}</text:p>
      <text:p text:style-name="P8"><text:s text:c="4"/>else</text:p>
      <text:p text:style-name="P8"><text:s text:c="4"/>{</text:p>
      <text:p text:style-name="P8"><text:s text:c="6"/>if (lado1==lado2 || lado1==lado3 || lado2==lado3)</text:p>
      <text:p text:style-name="P8"><text:s text:c="6"/>{</text:p>
      <text:p text:style-name="P8"><text:s text:c="8"/>document.write('Triángulo isósceles.&lt;br&gt;');</text:p>
      <text:p text:style-name="P8"><text:s text:c="8"/>cant2++;</text:p>
      <text:p text:style-name="P8"><text:s text:c="6"/>}</text:p>
      <text:p text:style-name="P8"><text:s text:c="6"/>else</text:p>
      <text:p text:style-name="P8"><text:s text:c="6"/>{</text:p>
      <text:p text:style-name="P8"><text:s text:c="8"/>document.write('Triángulo escaleno.&lt;br&gt;');</text:p>
      <text:p text:style-name="P8"><text:s text:c="8"/>cant3++;</text:p>
      <text:p text:style-name="P8"><text:s text:c="6"/>}</text:p>
      <text:p text:style-name="P8"><text:s text:c="4"/>} <text:s text:c="3"/></text:p>
      <text:p text:style-name="P8"><text:s text:c="2"/>}</text:p>
      <text:p text:style-name="P8"><text:s text:c="2"/>document.write('&lt;br&gt;');</text:p>
      <text:p text:style-name="P8"><text:s text:c="2"/>document.write('Cantidad de triángulos equiláteros:'+cant1+'&lt;br&gt;');</text:p>
      <text:p text:style-name="P8"><text:s text:c="2"/>document.write('Cantidad de triángulos isósceles:'+cant2+'&lt;br&gt;');</text:p>
      <text:p text:style-name="P8"><text:s text:c="2"/>document.write('Cantidad de triángulos escalenos:'+cant3+'&lt;br&gt;');</text:p>
      <text:p text:style-name="P8"><text:s text:c="2"/>if (cant1&lt;cant2 &amp;&amp; cant1&lt;cant3)</text:p>
      <text:p text:style-name="P8"><text:s text:c="2"/>{</text:p>
      <text:p text:style-name="P8"><text:s text:c="4"/>document.write('Se ingresaron menos triángulos equiláteros');</text:p>
      <text:p text:style-name="P8"><text:s text:c="2"/>}</text:p>
      <text:p text:style-name="P8"><text:s text:c="2"/>else</text:p>
      <text:p text:style-name="P8"><text:s text:c="2"/>{</text:p>
      <text:p text:style-name="P8"><text:s text:c="4"/>if (cant2&lt;cant3)</text:p>
      <text:p text:style-name="P8"><text:s text:c="4"/>{</text:p>
      <text:p text:style-name="P8"><text:s text:c="6"/>document.write('Se ingresaron menos triángulos isósceles');</text:p>
      <text:p text:style-name="P8"><text:s text:c="4"/>}</text:p>
      <text:p text:style-name="P8"><text:s text:c="4"/>else</text:p>
      <text:p text:style-name="P8"><text:s text:c="4"/>{</text:p>
      <text:p text:style-name="P8"><text:s text:c="6"/>document.write('Se ingresaron menos triángulos escalenos');</text:p>
      <text:p text:style-name="P8"><text:s text:c="4"/>}</text:p>
      <text:p text:style-name="P8"><text:s text:c="2"/>}</text:p>
      <text:p text:style-name="P8">&lt;/script&gt;</text:p>
      <text:p text:style-name="P1"/>
      <text:p text:style-name="P1"><text:s text:c="4"/>Escribir un programa que pida ingresar coordenadas (x,y) que representan puntos en el plano. Informar cuántos puntos se han ingresado en el primer, segundo, tercer y cuarto cuadrante. Al comenzar el programa se pide que se ingrese la cantidad de puntos a procesar.</text:p>
      <text:p text:style-name="P1">&lt;script&gt;</text:p>
      <text:p text:style-name="P8">/*Escribir un programa que pida ingresar coordenadas (x,y) que representan puntos en el plano. </text:p>
      <text:p text:style-name="P8">Informar cuántos puntos se han ingresado en el primer, segundo, tercer y cuarto cuadrante. </text:p>
      <text:p text:style-name="P8">Al comenzar el programa se pide que se ingrese la cantidad de puntos a procesar.*/</text:p>
      <text:p text:style-name="P8"/>
      <text:p text:style-name="P8"><text:s text:c="2"/>var cuad1=0;</text:p>
      <text:p text:style-name="P8"><text:s text:c="2"/>var cuad2=0;</text:p>
      <text:p text:style-name="P8"><text:s text:c="2"/>var cuad3=0;</text:p>
      <text:p text:style-name="P8"><text:s text:c="2"/>var cuad4=0;</text:p>
      <text:p text:style-name="P8"><text:s text:c="2"/>var x;</text:p>
      <text:p text:style-name="P8"><text:s text:c="2"/>var y;</text:p>
      <text:p text:style-name="P8"><text:s text:c="2"/>var f;</text:p>
      <text:p text:style-name="P8"><text:s text:c="2"/>var cant;</text:p>
      <text:p text:style-name="P8"><text:s text:c="2"/>cant=prompt('Cuantos puntos procesará:','');</text:p>
      <text:p text:style-name="P8"><text:s text:c="2"/>cant=parseInt(cant);</text:p>
      <text:p text:style-name="P8"><text:s text:c="2"/>for(f=1;f&lt;=cant;f++)</text:p>
      <text:p text:style-name="P8"><text:s text:c="2"/>{</text:p>
      <text:p text:style-name="P8"><text:s text:c="4"/>x=prompt('Ingrese coordenada x:','');</text:p>
      <text:p text:style-name="P8"><text:s text:c="4"/>x=parseInt(x);</text:p>
      <text:p text:style-name="P8"><text:s text:c="4"/>y=prompt('Ingrese coordenada y:','');</text:p>
      <text:p text:style-name="P8"><text:s text:c="4"/>y=parseInt(y);</text:p>
      <text:p text:style-name="P8"><text:s text:c="4"/>if (x&gt;0 &amp;&amp; y&gt;0)</text:p>
      <text:p text:style-name="P8"><text:s text:c="4"/>{</text:p>
      <text:p text:style-name="P8"><text:s text:c="6"/>cuad1++;</text:p>
      <text:p text:style-name="P8"><text:s text:c="4"/>}</text:p>
      <text:p text:style-name="P8"><text:s text:c="4"/>else</text:p>
      <text:p text:style-name="P8"><text:s text:c="4"/>{</text:p>
      <text:p text:style-name="P8"><text:s text:c="6"/>if (x&lt;0 &amp;&amp; y&gt;0)</text:p>
      <text:p text:style-name="P8"><text:s text:c="6"/>{</text:p>
      <text:p text:style-name="P8"><text:s text:c="8"/>cuad2++;</text:p>
      <text:p text:style-name="P8"><text:s text:c="6"/>}</text:p>
      <text:p text:style-name="P8"><text:s text:c="6"/>else</text:p>
      <text:p text:style-name="P8"><text:s text:c="6"/>{</text:p>
      <text:p text:style-name="P8"><text:s text:c="8"/>if (x&lt;0 &amp;&amp; y&lt;0)</text:p>
      <text:p text:style-name="P8"><text:s text:c="8"/>{</text:p>
      <text:p text:style-name="P8"><text:s text:c="10"/>cuad3++;</text:p>
      <text:p text:style-name="P8"><text:s text:c="8"/>}</text:p>
      <text:p text:style-name="P8"><text:s text:c="8"/>else</text:p>
      <text:p text:style-name="P8"><text:s text:c="8"/>{</text:p>
      <text:p text:style-name="P8"><text:s text:c="10"/>if (x&gt;0 &amp;&amp; y&lt;0)</text:p>
      <text:p text:style-name="P8"><text:s text:c="10"/>{</text:p>
      <text:p text:style-name="P8"><text:s text:c="12"/>cuad4++;</text:p>
      <text:p text:style-name="P8"><text:s text:c="10"/>}</text:p>
      <text:p text:style-name="P8"><text:s text:c="8"/>}</text:p>
      <text:p text:style-name="P8"><text:s text:c="6"/>}</text:p>
      <text:p text:style-name="P8"><text:s text:c="4"/>}</text:p>
      <text:p text:style-name="P8"><text:s text:c="2"/>}</text:p>
      <text:p text:style-name="P8"><text:s text:c="2"/>document.write('Cantidad de puntos ingresados en el primer cuadrante:'+cuad1+'&lt;br&gt;');</text:p>
      <text:p text:style-name="P8"><text:s text:c="2"/>document.write('Cantidad de puntos ingresados en el segundo cuadrante:'+cuad2+'&lt;br&gt;');</text:p>
      <text:p text:style-name="P8"><text:s text:c="2"/>document.write('Cantidad de puntos ingresados en el tercer cuadrante:'+cuad3+'&lt;br&gt;');</text:p>
      <text:p text:style-name="P8"><text:s text:c="2"/>document.write('Cantidad de puntos ingresados en el cuarto cuadrante:'+cuad4+'&lt;br&gt;');</text:p>
      <text:p text:style-name="P8">&lt;/script&gt;</text:p>
      <text:p text:style-name="P1"/>
      <text:p text:style-name="P1"><text:s text:c="4"/>Se realiza la carga de 10 valores enteros por teclado. Se desea conocer:</text:p>
      <text:p text:style-name="P1"><text:s text:c="4"/>a) La cantidad de valores negativos ingresados.</text:p>
      <text:p text:style-name="P1"><text:s text:c="4"/>b) La cantidad de valores positivos ingresados.</text:p>
      <text:p text:style-name="P1"><text:s text:c="4"/>c) La cantidad de múltiplos de 15.</text:p>
      <text:p text:style-name="P1">d) El valor acumulado de los números ingresados que son pares.</text:p>
      <text:p text:style-name="P1">&lt;script&gt;</text:p>
      <text:p text:style-name="P8">/*Se realiza la carga de 10 valores enteros por teclado. Se desea conocer:</text:p>
      <text:p text:style-name="P8"><text:s text:c="2"/>a) <text:s text:c="3"/>La cantidad de valores negativos ingresados.</text:p>
      <text:p text:style-name="P8"><text:s text:c="2"/>b) <text:s text:c="3"/>La cantidad de valores positivos ingresados.</text:p>
      <text:p text:style-name="P8"><text:s text:c="2"/>c) <text:s text:c="3"/>La cantidad de múltiplos de 15.</text:p>
      <text:p text:style-name="P8"><text:s text:c="2"/>d) <text:s text:c="3"/>El valor acumulado de los números ingresados que son pares.*/</text:p>
      <text:p text:style-name="P8"><text:s/></text:p>
      <text:p text:style-name="P8"><text:s text:c="2"/>var cantnegativos=0;</text:p>
      <text:p text:style-name="P8"><text:s text:c="2"/>var cantpositivos=0;</text:p>
      <text:p text:style-name="P8"><text:s text:c="2"/>var mult15=0;</text:p>
      <text:p text:style-name="P8"><text:s text:c="2"/>var sumapares=0;</text:p>
      <text:p text:style-name="P8"><text:s text:c="2"/>var f;</text:p>
      <text:p text:style-name="P8"><text:s text:c="2"/>var valor;</text:p>
      <text:p text:style-name="P8"><text:s text:c="2"/>for(f=1;f&lt;=10;f++)</text:p>
      <text:p text:style-name="P8"><text:s text:c="2"/>{</text:p>
      <text:p text:style-name="P8"><text:s text:c="4"/>valor=prompt('Ingrese un valor:','');</text:p>
      <text:p text:style-name="P8"><text:s text:c="4"/>valor=parseInt(valor);</text:p>
      <text:p text:style-name="P8"><text:s text:c="4"/>if (valor&lt;0)</text:p>
      <text:p text:style-name="P8"><text:s text:c="4"/>{</text:p>
      <text:p text:style-name="P8"><text:s text:c="6"/>cantnegativos++;</text:p>
      <text:p text:style-name="P8"><text:s text:c="4"/>}</text:p>
      <text:p text:style-name="P8"><text:s text:c="4"/>else</text:p>
      <text:p text:style-name="P8"><text:s text:c="4"/>{</text:p>
      <text:p text:style-name="P8"><text:s text:c="6"/>if (valor&gt;0)</text:p>
      <text:p text:style-name="P8"><text:s text:c="6"/>{</text:p>
      <text:p text:style-name="P8"><text:s text:c="8"/>cantpositivos++;</text:p>
      <text:p text:style-name="P8"><text:s text:c="6"/>}</text:p>
      <text:p text:style-name="P8"><text:s text:c="4"/>}</text:p>
      <text:p text:style-name="P8"><text:s text:c="4"/>if (valor%15==0 &amp;&amp; valor!=0)</text:p>
      <text:p text:style-name="P8"><text:s text:c="4"/>{</text:p>
      <text:p text:style-name="P8"><text:s text:c="6"/>mult15++;</text:p>
      <text:p text:style-name="P8"><text:s text:c="4"/>}</text:p>
      <text:p text:style-name="P8"><text:s text:c="4"/>if (valor%2==0)</text:p>
      <text:p text:style-name="P8"><text:s text:c="4"/>{</text:p>
      <text:p text:style-name="P8"><text:s text:c="6"/>sumapares=sumapares+valor;</text:p>
      <text:p text:style-name="P8"><text:s text:c="4"/>}</text:p>
      <text:p text:style-name="P8"><text:s text:c="2"/>}</text:p>
      <text:p text:style-name="P8"><text:s text:c="2"/>document.write('Cantidad de valores negativos:'+cantnegativos+'&lt;br&gt;');</text:p>
      <text:p text:style-name="P8"><text:s text:c="2"/>document.write('Cantidad de valores positivos:'+cantpositivos+'&lt;br&gt;');</text:p>
      <text:p text:style-name="P8"><text:s text:c="2"/>document.write('Cantidad de múltiplos de 15:'+mult15+'&lt;br&gt;');</text:p>
      <text:p text:style-name="P8"><text:s text:c="2"/>document.write('Suma de los valores pares ingresados:'+sumapares+'&lt;br&gt;');</text:p>
      <text:p text:style-name="P8">&lt;/script&gt;</text:p>
      <text:p text:style-name="P1"/>
      <text:p text:style-name="P1"><text:s text:c="4"/>Se cuenta con la siguiente información:</text:p>
      <text:p text:style-name="P1"><text:s text:c="4"/>Las edades de 5 estudiantes del turno mañana.</text:p>
      <text:p text:style-name="P1"><text:s text:c="4"/>Las edades de 6 estudiantes del turno tarde.</text:p>
      <text:p text:style-name="P1"><text:s text:c="4"/>Las edades de 11 estudiantes del turno noche.</text:p>
      <text:p text:style-name="P1"><text:s text:c="4"/>Las edades de cada estudiante deben ingresarse por teclado.</text:p>
      <text:p text:style-name="P1"><text:s text:c="4"/>a) Obtener el promedio de las edades de cada turno (tres promedios).</text:p>
      <text:p text:style-name="P1"><text:s text:c="4"/>b) Imprimir dichos promedios (promedio de cada turno).</text:p>
      <text:p text:style-name="P1">c) Mostrar por pantalla un mensaje que indique cual de los tres turnos tiene un promedio de edades mayor.</text:p>
      <text:p text:style-name="P1">script&gt;</text:p>
      <text:p text:style-name="P8"><text:s text:c="2"/>/*Se cuenta con la siguiente información:</text:p>
      <text:p text:style-name="P8"><text:s text:c="2"/>Las edades de 5 estudiantes del turno mañana.</text:p>
      <text:p text:style-name="P8"><text:s text:c="2"/>Las edades de 6 estudiantes del turno tarde.</text:p>
      <text:p text:style-name="P8"><text:s text:c="2"/>Las edades de 11 estudiantes del turno noche.</text:p>
      <text:p text:style-name="P8"><text:s text:c="2"/>Las edades de cada estudiante deben ingresarse por teclado.</text:p>
      <text:p text:style-name="P8"><text:s text:c="2"/>a) Obtener el promedio de las edades de cada turno (tres promedios)</text:p>
      <text:p text:style-name="P8"><text:s text:c="2"/>b) Imprimir dichos promedios (promedio de cada turno).</text:p>
      <text:p text:style-name="P8"><text:s text:c="2"/>c) Mostrar por pantalla un mensaje que indique cual de los </text:p>
      <text:p text:style-name="P8"><text:s text:c="5"/>tres turnos tiene un promedio de edades mayor. */</text:p>
      <text:p text:style-name="P8"/>
      <text:p text:style-name="P8"><text:s text:c="2"/>var suma1=0;</text:p>
      <text:p text:style-name="P8"><text:s text:c="2"/>var edad;</text:p>
      <text:p text:style-name="P8"><text:s text:c="2"/>var f;</text:p>
      <text:p text:style-name="P8"><text:s text:c="2"/>for(f=1;f&lt;=5;f++)</text:p>
      <text:p text:style-name="P8"><text:s text:c="2"/>{</text:p>
      <text:p text:style-name="P8"><text:s text:c="4"/>edad=prompt('Edad de estudiante del turno mañana:','');</text:p>
      <text:p text:style-name="P8"><text:s text:c="4"/>edad=parseInt(edad);</text:p>
      <text:p text:style-name="P8"><text:s text:c="4"/>suma1=suma1+edad;</text:p>
      <text:p text:style-name="P8"><text:s text:c="2"/>} <text:s/></text:p>
      <text:p text:style-name="P8"><text:s text:c="2"/>var suma2=0;</text:p>
      <text:p text:style-name="P8"><text:s text:c="2"/>for(f=1;f&lt;=6;f++)</text:p>
      <text:p text:style-name="P8"><text:s text:c="2"/>{</text:p>
      <text:p text:style-name="P8"><text:s text:c="4"/>edad=prompt('Edad de estudiante del turno tarde:','');</text:p>
      <text:p text:style-name="P8"><text:s text:c="4"/>edad=parseInt(edad);</text:p>
      <text:p text:style-name="P8"><text:s text:c="4"/>suma2=suma2+edad;</text:p>
      <text:p text:style-name="P8"><text:s text:c="2"/>}</text:p>
      <text:p text:style-name="P8"><text:s text:c="2"/>var suma3=0;</text:p>
      <text:p text:style-name="P8"><text:s text:c="2"/>for(f=1;f&lt;=11;f++)</text:p>
      <text:p text:style-name="P8"><text:s text:c="2"/>{</text:p>
      <text:p text:style-name="P8"><text:s text:c="4"/>edad=prompt('Edad de estudiante del turno noche:','');</text:p>
      <text:p text:style-name="P8"><text:s text:c="4"/>edad=parseInt(edad);</text:p>
      <text:p text:style-name="P8"><text:s text:c="4"/>suma3=suma3+edad;</text:p>
      <text:p text:style-name="P8"><text:s text:c="2"/>}</text:p>
      <text:p text:style-name="P8"><text:s text:c="2"/>var promedio1=suma1/5;</text:p>
      <text:p text:style-name="P8"><text:s text:c="2"/>var promedio2=suma2/6;</text:p>
      <text:p text:style-name="P8"><text:s text:c="2"/>var promedio3=suma3/11;</text:p>
      <text:p text:style-name="P8"><text:s text:c="2"/>document.write('Promedio de edades de alumnos del turno mañana:'+promedio1+'&lt;br&gt;');</text:p>
      <text:p text:style-name="P8"><text:s text:c="2"/>document.write('Promedio de edades de alumnos del turno tarde:'+promedio2+'&lt;br&gt;');</text:p>
      <text:p text:style-name="P8"><text:s text:c="2"/>document.write('Promedio de edades de alumnos del turno noche:'+promedio3+'&lt;br&gt;');</text:p>
      <text:p text:style-name="P8"><text:s text:c="2"/>if (promedio1&gt;promedio2 &amp;&amp; promedio1&gt;promedio3)</text:p>
      <text:p text:style-name="P8"><text:s text:c="2"/>{</text:p>
      <text:p text:style-name="P8"><text:s text:c="4"/>document.write('El turno mañana tiene un promedio mayor de edades');</text:p>
      <text:p text:style-name="P8"><text:s text:c="2"/>}</text:p>
      <text:p text:style-name="P8"><text:s text:c="2"/>else</text:p>
      <text:p text:style-name="P8"><text:s text:c="2"/>{</text:p>
      <text:p text:style-name="P8"><text:s text:c="4"/>if (promedio2&gt;promedio3)</text:p>
      <text:p text:style-name="P8"><text:s text:c="4"/>{</text:p>
      <text:p text:style-name="P8"><text:s text:c="6"/>document.write('El turno tarde tiene un promedio mayor de edades');</text:p>
      <text:p text:style-name="P8"><text:s text:c="4"/>}</text:p>
      <text:p text:style-name="P8"><text:s text:c="4"/>else</text:p>
      <text:p text:style-name="P8"><text:s text:c="4"/>{</text:p>
      <text:p text:style-name="P8"><text:s text:c="6"/>document.write('El turno noche tiene un promedio mayor de edades');</text:p>
      <text:p text:style-name="P8"><text:s text:c="4"/>}</text:p>
      <text:p text:style-name="P8"><text:s text:c="2"/>}</text:p>
      <text:p text:style-name="P8">&lt;/script&gt;</text:p>
      <text:p text:style-name="P1"/>
      <text:p text:style-name="P1"><text:span text:style-name="T1">.-Funciones(seccion 2 linea16)</text:span></text:p>
      <text:p text:style-name="P2"><text:span text:style-name="T3">Mostrar un mensaje que se repita 3 veces en la página con el siguiente texto:</text:span></text:p>
      <text:p text:style-name="P15"><text:span text:style-name="T3">'Cuidado'</text:span></text:p>
      <text:p text:style-name="P15"><text:span text:style-name="T3">'Ingrese su documento correctamente'</text:span></text:p>
      <text:p text:style-name="P8"/>
      <text:p text:style-name="P15"><text:span text:style-name="T3">'Cuidado'</text:span></text:p>
      <text:p text:style-name="P15"><text:span text:style-name="T3">'Ingrese su documento correctamente'</text:span></text:p>
      <text:p text:style-name="P8"/>
      <text:p text:style-name="P15"><text:span text:style-name="T3">'Cuidado'</text:span></text:p>
      <text:p text:style-name="P16"><text:span text:style-name="T3">'Ingrese su documento correctamente'</text:span></text:p>
      <text:p text:style-name="P17"><text:span text:style-name="T3"/></text:p>
      <text:p text:style-name="P13"><text:span text:style-name="T3">&lt;script&gt;</text:span></text:p>
      <text:p text:style-name="P4"><text:span text:style-name="T5"><text:s text:c="2"/></text:span><text:span text:style-name="T3">function mostrarMensaje()</text:span></text:p>
      <text:p text:style-name="P5"><text:span text:style-name="T3"><text:s text:c="2"/></text:span><text:span text:style-name="T6">{</text:span></text:p>
      <text:p text:style-name="P4"><text:span text:style-name="T5"><text:s text:c="4"/></text:span><text:span text:style-name="T3">document.write("Cuidado&lt;br&gt;");</text:span></text:p>
      <text:p text:style-name="P4"><text:span text:style-name="T5"><text:s text:c="4"/></text:span><text:span text:style-name="T3">document.write("Ingrese su documento correctamente&lt;br&gt;");</text:span></text:p>
      <text:p text:style-name="P5"><text:span text:style-name="T3"><text:s text:c="2"/></text:span><text:span text:style-name="T6">}</text:span></text:p>
      <text:p text:style-name="P18"/>
      <text:p text:style-name="P4"><text:span text:style-name="T5"><text:s text:c="2"/></text:span><text:span text:style-name="T3">mostrarMensaje();</text:span></text:p>
      <text:p text:style-name="P4"><text:span text:style-name="T5"><text:s text:c="2"/></text:span><text:span text:style-name="T3">mostrarMensaje();</text:span></text:p>
      <text:p text:style-name="P4"><text:span text:style-name="T5"><text:s text:c="2"/></text:span><text:span text:style-name="T3">mostrarMensaje();</text:span></text:p>
      <text:p text:style-name="P6"><text:span text:style-name="T3">&lt;/script&gt;</text:span></text:p>
      <text:p text:style-name="P1"><text:span text:style-name="T1"/></text:p>
      <text:p text:style-name="P1"/>
      <text:p text:style-name="P1"><text:span text:style-name="T1">.- Funciones con parámetros. <text:s text:c="2"/>(seccion2 linea17)</text:span></text:p>
      <text:p text:style-name="P2"><text:span text:style-name="T3">Confeccionar una función que reciba dos números y muestre en la página los valores comprendidos entre ellos de uno en uno. Cargar por teclado esos dos valores.</text:span></text:p>
      <text:p text:style-name="P9"><text:span text:style-name="T3">&lt;script&gt;</text:span></text:p>
      <text:p text:style-name="P4"><text:span text:style-name="T5"><text:s text:c="2"/></text:span><text:span text:style-name="T3">function mostrarComprendidos(x1,x2)</text:span></text:p>
      <text:p text:style-name="P5"><text:span text:style-name="T3"><text:s text:c="2"/></text:span><text:span text:style-name="T6">{</text:span></text:p>
      <text:p text:style-name="P4"><text:span text:style-name="T5"><text:s text:c="4"/></text:span><text:span text:style-name="T3">var inicio;</text:span></text:p>
      <text:p text:style-name="P4"><text:span text:style-name="T5"><text:s text:c="4"/></text:span><text:span text:style-name="T3">for(inicio=x1;inicio&lt;=x2;inicio++)</text:span></text:p>
      <text:p text:style-name="P5"><text:span text:style-name="T3"><text:s text:c="4"/></text:span><text:span text:style-name="T6">{</text:span></text:p>
      <text:p text:style-name="P4"><text:span text:style-name="T5"><text:s text:c="6"/></text:span><text:span text:style-name="T3">document.write(inicio+' ');</text:span></text:p>
      <text:p text:style-name="P5"><text:span text:style-name="T3"><text:s text:c="4"/></text:span><text:span text:style-name="T6">}</text:span></text:p>
      <text:p text:style-name="P5"><text:span text:style-name="T3"><text:s text:c="2"/></text:span><text:span text:style-name="T6">}</text:span></text:p>
      <text:p text:style-name="P18"/>
      <text:p text:style-name="P4"><text:span text:style-name="T5"><text:s text:c="2"/></text:span><text:span text:style-name="T3">var valor1,valor2;</text:span></text:p>
      <text:p text:style-name="P4"><text:span text:style-name="T5"><text:s text:c="2"/></text:span><text:span text:style-name="T3">valor1=prompt('Ingrese valor inferior:','');</text:span></text:p>
      <text:p text:style-name="P4"><text:span text:style-name="T5"><text:s text:c="2"/></text:span><text:span text:style-name="T3">valor1=parseInt(valor1);</text:span></text:p>
      <text:p text:style-name="P4"><text:span text:style-name="T5"><text:s text:c="2"/></text:span><text:span text:style-name="T3">valor2=prompt('Ingrese valor superior:','');</text:span></text:p>
      <text:p text:style-name="P4"><text:span text:style-name="T5"><text:s text:c="2"/></text:span><text:span text:style-name="T3">valor2=parseInt(valor2);</text:span></text:p>
      <text:p text:style-name="P4"><text:span text:style-name="T5"><text:s text:c="2"/></text:span><text:span text:style-name="T3">mostrarComprendidos(valor1,valor2);</text:span></text:p>
      <text:p text:style-name="P6"><text:span text:style-name="T3">&lt;/script&gt;</text:span></text:p>
      <text:p text:style-name="P2"><text:span text:style-name="T3"/></text:p>
      <text:p text:style-name="P1"><text:s text:c="2"/>Elaborar una función a la cual le enviemos tres enteros y muestre el menor.</text:p>
      <text:p text:style-name="P1">&lt;script&gt;</text:p>
      <text:p text:style-name="P8"><text:s text:c="2"/>//Elaborar una función a la cual le enviemos tres enteros y muestre el menor.</text:p>
      <text:p text:style-name="P8"><text:s text:c="2"/>function mostrarMenor(x1,x2,x3)</text:p>
      <text:p text:style-name="P8"><text:s text:c="2"/>{</text:p>
      <text:p text:style-name="P8"><text:s text:c="4"/>if (x1&lt;x2 &amp;&amp; x1&lt;x3)</text:p>
      <text:p text:style-name="P8"><text:s text:c="4"/>{</text:p>
      <text:p text:style-name="P8"><text:s text:c="6"/>document.write('El menor de los tres valores es :'+x1);</text:p>
      <text:p text:style-name="P8"><text:s text:c="4"/>}</text:p>
      <text:p text:style-name="P8"><text:s text:c="4"/>else</text:p>
      <text:p text:style-name="P8"><text:s text:c="4"/>{</text:p>
      <text:p text:style-name="P8"><text:s text:c="6"/>if (x2&lt;x3)</text:p>
      <text:p text:style-name="P8"><text:s text:c="6"/>{</text:p>
      <text:p text:style-name="P8"><text:s text:c="8"/>document.write('El menor de los tres valores es :'+x2);</text:p>
      <text:p text:style-name="P8"><text:s text:c="6"/>}</text:p>
      <text:p text:style-name="P8"><text:s text:c="6"/>else</text:p>
      <text:p text:style-name="P8"><text:s text:c="6"/>{</text:p>
      <text:p text:style-name="P8"><text:s text:c="8"/>document.write('El menor de los tres valores es :'+x3);</text:p>
      <text:p text:style-name="P8"><text:s text:c="6"/>}</text:p>
      <text:p text:style-name="P8"><text:s text:c="4"/>} </text:p>
      <text:p text:style-name="P8"><text:s text:c="2"/>}</text:p>
      <text:p text:style-name="P8"/>
      <text:p text:style-name="P8"><text:s text:c="2"/>var valor1,valor2,valor3;</text:p>
      <text:p text:style-name="P8"><text:s text:c="2"/>valor1=prompt('Ingrese primer valor:','');</text:p>
      <text:p text:style-name="P8"><text:s text:c="2"/>valor1=parseInt(valor1);</text:p>
      <text:p text:style-name="P8"><text:s text:c="2"/>valor2=prompt('Ingrese segundo valor:','');</text:p>
      <text:p text:style-name="P8"><text:s text:c="2"/>valor2=parseInt(valor2);</text:p>
      <text:p text:style-name="P8"><text:s text:c="2"/>valor3=prompt('Ingrese tercer valor:','');</text:p>
      <text:p text:style-name="P8"><text:s text:c="2"/>valor3=parseInt(valor3);</text:p>
      <text:p text:style-name="P8"><text:s text:c="2"/>document.write('Los tres valores ingresados son '+valor1+' '+valor2+' '+valor3+'&lt;br&gt;'); </text:p>
      <text:p text:style-name="P8"><text:s text:c="2"/>mostrarMenor(valor1,valor2,valor3);</text:p>
      <text:p text:style-name="P8">&lt;/script&gt;</text:p>
      <text:p text:style-name="P1"/>
      <text:p text:style-name="P1"><text:s text:c="4"/>Confeccionar una función a la cual le envíe tres enteros y los muestre ordenados de menor a mayor.</text:p>
      <text:p text:style-name="P1">&lt;script&gt;</text:p>
      <text:p text:style-name="P8"><text:s text:c="2"/>//Confeccionar una función a la cual le envíe tres enteros y </text:p>
      <text:p text:style-name="P8"><text:s text:c="2"/>//los muestre ordenados de menor a mayor.</text:p>
      <text:p text:style-name="P8"/>
      <text:p text:style-name="P8"><text:s text:c="2"/>function mostrarOrdenados(x1,x2,x3)</text:p>
      <text:p text:style-name="P8"><text:s text:c="2"/>{</text:p>
      <text:p text:style-name="P8"><text:s text:c="4"/>if (x1&lt;x2 &amp;&amp; x1&lt;x3)</text:p>
      <text:p text:style-name="P8"><text:s text:c="4"/>{</text:p>
      <text:p text:style-name="P8"><text:s text:c="6"/>document.write(x1+' ');</text:p>
      <text:p text:style-name="P8"><text:s text:c="6"/>if (x2&lt;x3)</text:p>
      <text:p text:style-name="P8"><text:s text:c="6"/>{</text:p>
      <text:p text:style-name="P8"><text:s text:c="8"/>document.write(x2+' '+x3);</text:p>
      <text:p text:style-name="P8"><text:s text:c="6"/>}</text:p>
      <text:p text:style-name="P8"><text:s text:c="6"/>else</text:p>
      <text:p text:style-name="P8"><text:s text:c="6"/>{</text:p>
      <text:p text:style-name="P8"><text:s text:c="8"/>document.write(x3+' '+x2);</text:p>
      <text:p text:style-name="P8"><text:s text:c="6"/>}</text:p>
      <text:p text:style-name="P8"><text:s text:c="4"/>}</text:p>
      <text:p text:style-name="P8"><text:s text:c="4"/>else</text:p>
      <text:p text:style-name="P8"><text:s text:c="4"/>{</text:p>
      <text:p text:style-name="P8"><text:s text:c="6"/>if (x2&lt;x3)</text:p>
      <text:p text:style-name="P8"><text:s text:c="6"/>{</text:p>
      <text:p text:style-name="P8"><text:s text:c="8"/>document.write(x2+' ');</text:p>
      <text:p text:style-name="P8"><text:s text:c="8"/>if (x1&lt;x3)</text:p>
      <text:p text:style-name="P8"><text:s text:c="8"/>{</text:p>
      <text:p text:style-name="P8"><text:s text:c="10"/>document.write(x1+' '+x3);</text:p>
      <text:p text:style-name="P8"><text:s text:c="8"/>}</text:p>
      <text:p text:style-name="P8"><text:s text:c="8"/>else</text:p>
      <text:p text:style-name="P8"><text:s text:c="8"/>{</text:p>
      <text:p text:style-name="P8"><text:s text:c="10"/>document.write(x3+' '+x1);</text:p>
      <text:p text:style-name="P8"><text:s text:c="8"/>}</text:p>
      <text:p text:style-name="P8"><text:s text:c="6"/>}</text:p>
      <text:p text:style-name="P8"><text:s text:c="6"/>else</text:p>
      <text:p text:style-name="P8"><text:s text:c="6"/>{</text:p>
      <text:p text:style-name="P8"><text:s text:c="8"/>document.write(x3+' ');</text:p>
      <text:p text:style-name="P8"><text:s text:c="8"/>if (x1&lt;x2)</text:p>
      <text:p text:style-name="P8"><text:s text:c="8"/>{</text:p>
      <text:p text:style-name="P8"><text:s text:c="10"/>document.write(x1+' '+x2);</text:p>
      <text:p text:style-name="P8"><text:s text:c="8"/>}</text:p>
      <text:p text:style-name="P8"><text:s text:c="8"/>else</text:p>
      <text:p text:style-name="P8"><text:s text:c="8"/>{</text:p>
      <text:p text:style-name="P8"><text:s text:c="10"/>document.write(x2+' '+x1);</text:p>
      <text:p text:style-name="P8"><text:s text:c="8"/>}</text:p>
      <text:p text:style-name="P8"><text:s text:c="6"/>}</text:p>
      <text:p text:style-name="P8"><text:s text:c="4"/>} </text:p>
      <text:p text:style-name="P8"><text:s text:c="2"/>}</text:p>
      <text:p text:style-name="P8"/>
      <text:p text:style-name="P8"><text:s text:c="2"/>var valor1,valor2,valor3;</text:p>
      <text:p text:style-name="P8"><text:s text:c="2"/>valor1=prompt('Ingrese primer valor:','');</text:p>
      <text:p text:style-name="P8"><text:s text:c="2"/>valor1=parseInt(valor1);</text:p>
      <text:p text:style-name="P8"><text:s text:c="2"/>valor2=prompt('Ingrese segundo valor:','');</text:p>
      <text:p text:style-name="P8"><text:s text:c="2"/>valor2=parseInt(valor2);</text:p>
      <text:p text:style-name="P8"><text:s text:c="2"/>valor3=prompt('Ingrese tercer valor:','');</text:p>
      <text:p text:style-name="P8"><text:s text:c="2"/>valor3=parseInt(valor3);</text:p>
      <text:p text:style-name="P8"><text:s text:c="2"/>document.write('Los tres valores ingresados son '+valor1+' '+valor2+' '+valor3+'&lt;br&gt;'); </text:p>
      <text:p text:style-name="P8"><text:s text:c="2"/>document.write('Los valores ordenados de menor a mayor son: ');</text:p>
      <text:p text:style-name="P8"><text:s text:c="2"/>mostrarOrdenados(valor1,valor2,valor3);</text:p>
      <text:p text:style-name="P8">&lt;/script&gt;</text:p>
      <text:p text:style-name="P1"/>
      <text:p text:style-name="P1">.<text:span text:style-name="T1">-Funciones que retornan un valor. <text:s text:c="2"/>(seccion2 linea18)</text:span></text:p>
      <text:p text:style-name="P2"><text:span text:style-name="T3">Confeccionar una función que reciba un valor entero comprendido entre 1 y 5. Luego retornar en castellano el valor recibido.</text:span></text:p>
      <text:p text:style-name="P9"><text:span text:style-name="T3">&lt;script&gt;</text:span></text:p>
      <text:p text:style-name="P4"><text:span text:style-name="T5"><text:s text:c="2"/></text:span><text:span text:style-name="T3">function convertirCastellano(x)</text:span></text:p>
      <text:p text:style-name="P5"><text:span text:style-name="T3"><text:s text:c="2"/></text:span><text:span text:style-name="T6">{</text:span></text:p>
      <text:p text:style-name="P4"><text:span text:style-name="T5"><text:s text:c="4"/></text:span><text:span text:style-name="T3">if (x==1)</text:span></text:p>
      <text:p text:style-name="P4"><text:span text:style-name="T5"><text:s text:c="6"/></text:span><text:span text:style-name="T3">return "uno";</text:span></text:p>
      <text:p text:style-name="P5"><text:span text:style-name="T3"><text:s text:c="4"/></text:span><text:span text:style-name="T6">else</text:span></text:p>
      <text:p text:style-name="P4"><text:span text:style-name="T5"><text:s text:c="6"/></text:span><text:span text:style-name="T3">if (x==2)</text:span></text:p>
      <text:p text:style-name="P4"><text:span text:style-name="T5"><text:s text:c="8"/></text:span><text:span text:style-name="T3">return "dos";</text:span></text:p>
      <text:p text:style-name="P5"><text:span text:style-name="T3"><text:s text:c="6"/></text:span><text:span text:style-name="T6">else</text:span></text:p>
      <text:p text:style-name="P4"><text:span text:style-name="T5"><text:s text:c="8"/></text:span><text:span text:style-name="T3">if (x==3)</text:span></text:p>
      <text:p text:style-name="P4"><text:span text:style-name="T5"><text:s text:c="10"/></text:span><text:span text:style-name="T3">return "tres";</text:span></text:p>
      <text:p text:style-name="P5"><text:span text:style-name="T3"><text:s text:c="8"/></text:span><text:span text:style-name="T6">else</text:span></text:p>
      <text:p text:style-name="P5"><text:span text:style-name="T3"><text:s text:c="10"/></text:span><text:span text:style-name="T6">if (x==4)</text:span></text:p>
      <text:p text:style-name="P4"><text:span text:style-name="T5"><text:s text:c="12"/></text:span><text:span text:style-name="T3">return "cuatro";</text:span></text:p>
      <text:p text:style-name="P5"><text:span text:style-name="T3"><text:s text:c="10"/></text:span><text:span text:style-name="T6">else</text:span></text:p>
      <text:p text:style-name="P5"><text:span text:style-name="T3"><text:s text:c="12"/></text:span><text:span text:style-name="T6">if (x==5)</text:span></text:p>
      <text:p text:style-name="P4"><text:span text:style-name="T5"><text:s text:c="14"/></text:span><text:span text:style-name="T3">return "cinco";</text:span></text:p>
      <text:p text:style-name="P5"><text:span text:style-name="T3"><text:s text:c="12"/></text:span><text:span text:style-name="T6">else</text:span></text:p>
      <text:p text:style-name="P4"><text:span text:style-name="T5"><text:s text:c="14"/></text:span><text:span text:style-name="T3">return "valor incorrecto";</text:span></text:p>
      <text:p text:style-name="P5"><text:span text:style-name="T3"><text:s text:c="2"/></text:span><text:span text:style-name="T6">}</text:span></text:p>
      <text:p text:style-name="P18"/>
      <text:p text:style-name="P4"><text:span text:style-name="T5"><text:s text:c="2"/></text:span><text:span text:style-name="T3">var valor;</text:span></text:p>
      <text:p text:style-name="P4"><text:span text:style-name="T5"><text:s text:c="2"/></text:span><text:span text:style-name="T3">valor=prompt("Ingrese un valor entre 1 y 5","");</text:span></text:p>
      <text:p text:style-name="P4"><text:span text:style-name="T5"><text:s text:c="2"/></text:span><text:span text:style-name="T3">valor=parseInt(valor);</text:span></text:p>
      <text:p text:style-name="P4"><text:span text:style-name="T5"><text:s text:c="2"/></text:span><text:span text:style-name="T3">var r;</text:span></text:p>
      <text:p text:style-name="P4"><text:span text:style-name="T5"><text:s text:c="2"/></text:span><text:span text:style-name="T3">r=convertirCastellano(valor);</text:span></text:p>
      <text:p text:style-name="P4"><text:span text:style-name="T5"><text:s text:c="2"/></text:span><text:span text:style-name="T3">document.write(r);</text:span></text:p>
      <text:p text:style-name="P18"/>
      <text:p text:style-name="P6"><text:span text:style-name="T3">&lt;/script&gt;</text:span></text:p>
      <text:p text:style-name="P2"><text:span text:style-name="T3"/></text:p>
      <text:p text:style-name="P1"><text:s text:c="4"/>Confeccionar una función a la cual le envíe tres enteros y retorne el mayor de ellos.</text:p>
      <text:p text:style-name="P1">&lt;script&gt;</text:p>
      <text:p text:style-name="P8">//Confeccionar una función a la cual le envíe tres enteros </text:p>
      <text:p text:style-name="P8">//y retorne el mayor de ellos.</text:p>
      <text:p text:style-name="P8"/>
      <text:p text:style-name="P8"><text:s text:c="2"/>function retornarMayor(x1,x2,x3)</text:p>
      <text:p text:style-name="P8"><text:s text:c="2"/>{</text:p>
      <text:p text:style-name="P8"><text:s text:c="4"/>if (x1&gt;x2 &amp;&amp; x1&gt;x3)</text:p>
      <text:p text:style-name="P8"><text:s text:c="4"/>{</text:p>
      <text:p text:style-name="P8"><text:s text:c="6"/>return x1;</text:p>
      <text:p text:style-name="P8"><text:s text:c="4"/>}</text:p>
      <text:p text:style-name="P8"><text:s text:c="4"/>else</text:p>
      <text:p text:style-name="P8"><text:s text:c="4"/>{</text:p>
      <text:p text:style-name="P8"><text:s text:c="6"/>if (x2&gt;x3)</text:p>
      <text:p text:style-name="P8"><text:s text:c="6"/>{</text:p>
      <text:p text:style-name="P8"><text:s text:c="8"/>return x2;</text:p>
      <text:p text:style-name="P8"><text:s text:c="6"/>}</text:p>
      <text:p text:style-name="P8"><text:s text:c="6"/>else</text:p>
      <text:p text:style-name="P8"><text:s text:c="6"/>{</text:p>
      <text:p text:style-name="P8"><text:s text:c="8"/>return x3;</text:p>
      <text:p text:style-name="P8"><text:s text:c="6"/>}</text:p>
      <text:p text:style-name="P8"><text:s text:c="4"/>}</text:p>
      <text:p text:style-name="P8"><text:s text:c="2"/>}</text:p>
      <text:p text:style-name="P8"/>
      <text:p text:style-name="P8"><text:s text:c="2"/>var valor1,valor2,valor3;</text:p>
      <text:p text:style-name="P8"><text:s text:c="2"/>valor1=prompt('Ingrese primer valor:','');</text:p>
      <text:p text:style-name="P8"><text:s text:c="2"/>valor1=parseInt(valor1);</text:p>
      <text:p text:style-name="P8"><text:s text:c="2"/>valor2=prompt('Ingrese segundo valor:','');</text:p>
      <text:p text:style-name="P8"><text:s text:c="2"/>valor2=parseInt(valor2);</text:p>
      <text:p text:style-name="P8"><text:s text:c="2"/>valor3=prompt('Ingrese tercer valor:','');</text:p>
      <text:p text:style-name="P8"><text:s text:c="2"/>valor3=parseInt(valor3);</text:p>
      <text:p text:style-name="P8"><text:s text:c="2"/>document.write('Los tres valores ingresados son '+valor1+' '+valor2+' '+valor3+'&lt;br&gt;'); </text:p>
      <text:p text:style-name="P8"><text:s text:c="2"/>var may;</text:p>
      <text:p text:style-name="P8"><text:s text:c="2"/>may=retornarMayor(valor1,valor2,valor3);</text:p>
      <text:p text:style-name="P8"><text:s text:c="2"/>document.write('El mayor de los tres es :'+may);</text:p>
      <text:p text:style-name="P8">&lt;/script&gt;</text:p>
      <text:p text:style-name="P1"/>
      <text:p text:style-name="P1"><text:s text:c="4"/>Elaborar una función a la cual le envíe el valor del lado de un cuadrado y me retorne su perímetro.</text:p>
      <text:p text:style-name="P1">&lt;script&gt;</text:p>
      <text:p text:style-name="P8">//Elaborar una función a la cual le envíe el valor del lado de un cuadrado </text:p>
      <text:p text:style-name="P8">//y me retorne su perímetro.</text:p>
      <text:p text:style-name="P8"><text:s text:c="2"/></text:p>
      <text:p text:style-name="P8">function retornarPerimetro(lado)</text:p>
      <text:p text:style-name="P8"><text:s text:c="2"/>{</text:p>
      <text:p text:style-name="P8"><text:s text:c="5"/>var perimetro;</text:p>
      <text:p text:style-name="P8"><text:s text:c="5"/>perimetro=lado*4;</text:p>
      <text:p text:style-name="P8"><text:s text:c="5"/>return perimetro;</text:p>
      <text:p text:style-name="P8"><text:s text:c="2"/>} <text:s/></text:p>
      <text:p text:style-name="P8"/>
      <text:p text:style-name="P8"><text:s text:c="2"/>var lado;</text:p>
      <text:p text:style-name="P8"><text:s text:c="2"/>lado=prompt('Ingrese la medida del lado de un cuadrado:','');</text:p>
      <text:p text:style-name="P8"><text:s text:c="2"/>lado=parseInt(lado);</text:p>
      <text:p text:style-name="P8"><text:s text:c="2"/>document.write('El perímetro del cuadrado es:'+retornarPerimetro(lado));</text:p>
      <text:p text:style-name="P8">&lt;/script&gt;</text:p>
      <text:p text:style-name="P1"/>
      <text:p text:style-name="P1"><text:s text:c="4"/>Desarrollar una función que retorne la cantidad de dígitos que tiene una variable entera positiva de asta 5 digitos</text:p>
      <text:p text:style-name="P1">&lt;script&gt;</text:p>
      <text:p text:style-name="P8"><text:s text:c="2"/>//Desarrollar una función que retorne la cantidad de dígitos </text:p>
      <text:p text:style-name="P8"><text:s text:c="2"/>//que tiene una variable entera positiva de hasta 5 dígitos.</text:p>
      <text:p text:style-name="P8"/>
      <text:p text:style-name="P8"><text:s text:c="2"/>function cantidadDigitos(x)</text:p>
      <text:p text:style-name="P8"><text:s text:c="2"/>{</text:p>
      <text:p text:style-name="P8"><text:s text:c="4"/>if (x&lt;10)</text:p>
      <text:p text:style-name="P8"><text:s text:c="4"/>{</text:p>
      <text:p text:style-name="P8"><text:s text:c="6"/>return 1;</text:p>
      <text:p text:style-name="P8"><text:s text:c="4"/>}</text:p>
      <text:p text:style-name="P8"><text:s text:c="4"/>else</text:p>
      <text:p text:style-name="P8"><text:s text:c="4"/>{</text:p>
      <text:p text:style-name="P8"><text:s text:c="6"/>if (x&lt;100)</text:p>
      <text:p text:style-name="P8"><text:s text:c="6"/>{</text:p>
      <text:p text:style-name="P8"><text:s text:c="8"/>return 2;</text:p>
      <text:p text:style-name="P8"><text:s text:c="6"/>}</text:p>
      <text:p text:style-name="P8"><text:s text:c="6"/>else</text:p>
      <text:p text:style-name="P8"><text:s text:c="6"/>{</text:p>
      <text:p text:style-name="P8"><text:s text:c="8"/>if (x&lt;1000)</text:p>
      <text:p text:style-name="P8"><text:s text:c="8"/>{</text:p>
      <text:p text:style-name="P8"><text:s text:c="10"/>return 3;</text:p>
      <text:p text:style-name="P8"><text:s text:c="8"/>}</text:p>
      <text:p text:style-name="P8"><text:s text:c="8"/>else</text:p>
      <text:p text:style-name="P8"><text:s text:c="8"/>{</text:p>
      <text:p text:style-name="P8"><text:s text:c="10"/>if (x&lt;10000)</text:p>
      <text:p text:style-name="P8"><text:s text:c="10"/>{</text:p>
      <text:p text:style-name="P8"><text:s text:c="12"/>return 4;</text:p>
      <text:p text:style-name="P8"><text:s text:c="10"/>}</text:p>
      <text:p text:style-name="P8"><text:s text:c="10"/>else</text:p>
      <text:p text:style-name="P8"><text:s text:c="10"/>{</text:p>
      <text:p text:style-name="P8"><text:s text:c="12"/>if (x&lt;100000)</text:p>
      <text:p text:style-name="P8"><text:s text:c="12"/>{</text:p>
      <text:p text:style-name="P8"><text:s text:c="14"/>return 5;</text:p>
      <text:p text:style-name="P8"><text:s text:c="12"/>}</text:p>
      <text:p text:style-name="P8"><text:s text:c="10"/>}</text:p>
      <text:p text:style-name="P8"><text:s text:c="8"/>}</text:p>
      <text:p text:style-name="P8"><text:s text:c="6"/>}</text:p>
      <text:p text:style-name="P8"><text:s text:c="4"/>}</text:p>
      <text:p text:style-name="P8"><text:s text:c="2"/>}</text:p>
      <text:p text:style-name="P8"/>
      <text:p text:style-name="P8"><text:s text:c="2"/>var valor;</text:p>
      <text:p text:style-name="P8"><text:s text:c="2"/>valor=prompt('Ingrese un valor positivo de hasta 5 dígitos:','');</text:p>
      <text:p text:style-name="P8"><text:s text:c="2"/>valor=parseInt(valor);</text:p>
      <text:p text:style-name="P8"><text:s text:c="2"/>document.write('La cantidad de dígitos del valor ingresado es:'+cantidadDigitos(valor));</text:p>
      <text:p text:style-name="P8">&lt;/script&gt;</text:p>
      <text:p text:style-name="P1"/>
      <text:p text:style-name="P1"><text:s text:c="4"/>Elaborar una función que reciba tres enteros y retorne el promedio.</text:p>
      <text:p text:style-name="P1">&lt;script&gt;</text:p>
      <text:p text:style-name="P8">//Elaborar una función que reciba tres enteros y retorne el promedio.</text:p>
      <text:p text:style-name="P8"/>
      <text:p text:style-name="P8"><text:s text:c="2"/>function promediar(x1,x2,x3)</text:p>
      <text:p text:style-name="P8"><text:s text:c="2"/>{</text:p>
      <text:p text:style-name="P8"><text:s text:c="4"/>var promedio=(x1+x2+x3)/3;</text:p>
      <text:p text:style-name="P8"><text:s text:c="4"/>return promedio;</text:p>
      <text:p text:style-name="P8"><text:s text:c="2"/>}</text:p>
      <text:p text:style-name="P8"/>
      <text:p text:style-name="P8"><text:s text:c="2"/>var valor1,valor2,valor3;</text:p>
      <text:p text:style-name="P8"><text:s text:c="2"/>valor1=prompt('Ingrese primer valor:','');</text:p>
      <text:p text:style-name="P8"><text:s text:c="2"/>valor1=parseInt(valor1);</text:p>
      <text:p text:style-name="P8"><text:s text:c="2"/>valor2=prompt('Ingrese segundo valor:','');</text:p>
      <text:p text:style-name="P8"><text:s text:c="2"/>valor2=parseInt(valor2);</text:p>
      <text:p text:style-name="P8"><text:s text:c="2"/>valor3=prompt('Ingrese tercer valor:','');</text:p>
      <text:p text:style-name="P8"><text:s text:c="2"/>valor3=parseInt(valor3);</text:p>
      <text:p text:style-name="P8"><text:s text:c="2"/>document.write('Los tres valores ingresados son '+valor1+' '+valor2+' '+valor3+'&lt;br&gt;'); </text:p>
      <text:p text:style-name="P8"><text:s text:c="2"/>var pro;</text:p>
      <text:p text:style-name="P8"><text:s text:c="2"/>pro=promediar(valor1,valor2,valor3);</text:p>
      <text:p text:style-name="P8"><text:s text:c="2"/>document.write('El promedio es :'+pro);</text:p>
      <text:p text:style-name="P8">&lt;/script&gt;</text:p>
      <text:p text:style-name="P1"/>
      <text:p text:style-name="P1"><text:s text:c="4"/>Confeccionar una función que solicite la carga de 5 valores por teclado y retorne su suma.</text:p>
      <text:p text:style-name="P1">&lt;script&gt;</text:p>
      <text:p text:style-name="P8">//Confeccionar una función que solicite la carga de 5 valores por teclado</text:p>
      <text:p text:style-name="P8">//y retorne su suma.</text:p>
      <text:p text:style-name="P8"/>
      <text:p text:style-name="P8"><text:s text:c="2"/>function cargar5Valores()</text:p>
      <text:p text:style-name="P8"><text:s text:c="2"/>{</text:p>
      <text:p text:style-name="P8"><text:s text:c="4"/>var suma=0;</text:p>
      <text:p text:style-name="P8"><text:s text:c="4"/>var valor; <text:s/></text:p>
      <text:p text:style-name="P8"><text:s text:c="4"/>var f;</text:p>
      <text:p text:style-name="P8"><text:s text:c="4"/>for(f=1;f&lt;=5;f++)</text:p>
      <text:p text:style-name="P8"><text:s text:c="4"/>{</text:p>
      <text:p text:style-name="P8"><text:s text:c="6"/>valor=prompt('Ingrese valor:','');</text:p>
      <text:p text:style-name="P8"><text:s text:c="6"/>valor=parseInt(valor);</text:p>
      <text:p text:style-name="P8"><text:s text:c="6"/>suma=suma+valor;</text:p>
      <text:p text:style-name="P8"><text:s text:c="4"/>}</text:p>
      <text:p text:style-name="P8"><text:s text:c="4"/>return suma;</text:p>
      <text:p text:style-name="P8"><text:s text:c="2"/>}</text:p>
      <text:p text:style-name="P8"/>
      <text:p text:style-name="P8"><text:s text:c="2"/>var s=cargar5Valores();</text:p>
      <text:p text:style-name="P8"><text:s text:c="2"/>document.write('La suma de los 5 valores es: '+ s); <text:s/></text:p>
      <text:p text:style-name="P8">&lt;/script&gt;</text:p>
      <text:p text:style-name="P1"/>
      <text:p text:style-name="P1"><text:span text:style-name="T1">.-Clase Date <text:s text:c="3"/>(seccion 2 linea20)</text:span></text:p>
      <text:p text:style-name="P2"><text:span text:style-name="T2"> </text:span><text:span text:style-name="T3">Mostrar en una página la fecha y la hora actual</text:span></text:p>
      <text:p text:style-name="P2"><text:span text:style-name="T3">&lt;script&gt;</text:span></text:p>
      <text:p text:style-name="P4"><text:span text:style-name="T5"><text:s text:c="2"/></text:span><text:span text:style-name="T3">function mostrarFechaHora()</text:span></text:p>
      <text:p text:style-name="P5"><text:span text:style-name="T3"><text:s text:c="2"/></text:span><text:span text:style-name="T6">{</text:span></text:p>
      <text:p text:style-name="P4"><text:span text:style-name="T5"><text:s text:c="4"/></text:span><text:span text:style-name="T3">var fecha</text:span></text:p>
      <text:p text:style-name="P4"><text:span text:style-name="T5"><text:s text:c="4"/></text:span><text:span text:style-name="T3">fecha=new Date();</text:span></text:p>
      <text:p text:style-name="P4"><text:span text:style-name="T5"><text:s text:c="4"/></text:span><text:span text:style-name="T3">document.write('Hoy es ');</text:span></text:p>
      <text:p text:style-name="P4"><text:span text:style-name="T5"><text:s text:c="4"/></text:span><text:span text:style-name="T3">document.write(fecha.getDate()+'/');</text:span></text:p>
      <text:p text:style-name="P4"><text:span text:style-name="T5"><text:s text:c="4"/></text:span><text:span text:style-name="T3">document.write((fecha.getMonth()+1)+'/');</text:span></text:p>
      <text:p text:style-name="P4"><text:span text:style-name="T5"><text:s text:c="4"/></text:span><text:span text:style-name="T3">document.write(fecha.getFullYear());</text:span></text:p>
      <text:p text:style-name="P4"><text:span text:style-name="T5"><text:s text:c="4"/></text:span><text:span text:style-name="T3">document.write('&lt;br&gt;');</text:span></text:p>
      <text:p text:style-name="P4"><text:span text:style-name="T5"><text:s text:c="4"/></text:span><text:span text:style-name="T3">document.write('Es la hora ');</text:span></text:p>
      <text:p text:style-name="P4"><text:span text:style-name="T5"><text:s text:c="4"/></text:span><text:span text:style-name="T3">document.write(fecha.getHours()+':');</text:span></text:p>
      <text:p text:style-name="P4"><text:span text:style-name="T5"><text:s text:c="4"/></text:span><text:span text:style-name="T3">document.write(fecha.getMinutes()+':');</text:span></text:p>
      <text:p text:style-name="P4"><text:span text:style-name="T5"><text:s text:c="4"/></text:span><text:span text:style-name="T3">document.write(fecha.getSeconds()); </text:span></text:p>
      <text:p text:style-name="P5"><text:span text:style-name="T3"><text:s text:c="2"/></text:span><text:span text:style-name="T6">}</text:span></text:p>
      <text:p text:style-name="P18"/>
      <text:p text:style-name="P4"><text:span text:style-name="T3">//Llamada a la función</text:span></text:p>
      <text:p text:style-name="P4"><text:span text:style-name="T5"><text:s text:c="2"/></text:span><text:span text:style-name="T3">mostrarFechaHora();</text:span></text:p>
      <text:p text:style-name="P6"><text:span text:style-name="T3">&lt;/script&gt;</text:span></text:p>
      <text:p text:style-name="P19"><text:span text:style-name="T7"/></text:p>
      <text:p text:style-name="P1">Confeccionar un programa que muestre en que cuatrimestre del año nos encontramos. Para esto obtener el mes.</text:p>
      <text:p text:style-name="P1">&lt;script&gt;</text:p>
      <text:p text:style-name="P8"><text:s text:c="2"/>var fecha</text:p>
      <text:p text:style-name="P8"><text:s text:c="2"/>fecha=new Date();</text:p>
      <text:p text:style-name="P8"><text:s text:c="2"/>var mes=fecha.getMonth();</text:p>
      <text:p text:style-name="P8"><text:s text:c="2"/>if (mes&lt;4)</text:p>
      <text:p text:style-name="P8"><text:s text:c="2"/>{</text:p>
      <text:p text:style-name="P8"><text:s text:c="4"/>document.write('Nos encontramos en el primer cuatrimestre del año');</text:p>
      <text:p text:style-name="P8"><text:s text:c="2"/>}</text:p>
      <text:p text:style-name="P8"><text:s text:c="2"/>else</text:p>
      <text:p text:style-name="P8"><text:s text:c="2"/>{</text:p>
      <text:p text:style-name="P8"><text:s text:c="4"/>if (mes&lt;8)</text:p>
      <text:p text:style-name="P8"><text:s text:c="4"/>{</text:p>
      <text:p text:style-name="P8"><text:s text:c="6"/>document.write('Nos encontramos en el segundo cuatrimestre del año');</text:p>
      <text:p text:style-name="P8"><text:s text:c="4"/>}</text:p>
      <text:p text:style-name="P8"><text:s text:c="4"/>else</text:p>
      <text:p text:style-name="P8"><text:s text:c="4"/>{</text:p>
      <text:p text:style-name="P8"><text:s text:c="7"/>document.write('Nos encontramos en el tercer cuatrimestre del año');</text:p>
      <text:p text:style-name="P8"><text:s text:c="4"/>}</text:p>
      <text:p text:style-name="P8"><text:s text:c="2"/>}</text:p>
      <text:p text:style-name="P8">&lt;/script&gt;</text:p>
      <text:p text:style-name="P1"/>
      <text:p text:style-name="P1">&lt;script&gt;</text:p>
      <text:p text:style-name="P8"><text:s text:c="2"/>function mostrarFechaHora()</text:p>
      <text:p text:style-name="P8"><text:s text:c="2"/>{</text:p>
      <text:p text:style-name="P8"><text:s text:c="4"/>var fecha</text:p>
      <text:p text:style-name="P8"><text:s text:c="4"/>fecha=new Date();</text:p>
      <text:p text:style-name="P8"><text:s text:c="4"/>document.write('Hoy es ');</text:p>
      <text:p text:style-name="P8"><text:s text:c="4"/>document.write(fecha.getDate()+'/');</text:p>
      <text:p text:style-name="P8"><text:s text:c="4"/>document.write((fecha.getMonth()+1)+'/');</text:p>
      <text:p text:style-name="P8"><text:s text:c="4"/>document.write(fecha.getFullYear());</text:p>
      <text:p text:style-name="P8"><text:s text:c="4"/>document.write('&lt;br&gt;');</text:p>
      <text:p text:style-name="P8"><text:s text:c="4"/>document.write('Es la hora ');</text:p>
      <text:p text:style-name="P8"><text:s text:c="4"/>document.write(fecha.getHours()+':');</text:p>
      <text:p text:style-name="P8"><text:s text:c="4"/>document.write(fecha.getMinutes()+':');</text:p>
      <text:p text:style-name="P8"><text:s text:c="4"/>document.write(fecha.getSeconds()); </text:p>
      <text:p text:style-name="P8"><text:s text:c="2"/>}</text:p>
      <text:p text:style-name="P8"/>
      <text:p text:style-name="P8">//Llamada a la función</text:p>
      <text:p text:style-name="P8"><text:s text:c="2"/>mostrarFechaHora();</text:p>
      <text:p text:style-name="P8">&lt;/script&g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6</meta:generator>
  </office:meta>
</office:document-meta>
</file>